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9" table:default-cell-style-name="Default"/>
        <table:table-column table:style-name="co7" table:number-columns-repeated="3" table:default-cell-style-name="Default"/>
        <table:table-row table:style-name="ro1">
          <table:table-cell table:number-columns-repeated="8"/>
          <table:table-cell table:formula="of:=MID([.$C$3];[.I2];1)" office:value-type="string" office:string-value="o" calcext:value-type="string">
            <text:p>o</text:p>
          </table:table-cell>
          <table:table-cell table:formula="of:=MID([.$C$3];[.J2];1)" office:value-type="string" office:string-value="c" calcext:value-type="string">
            <text:p>c</text:p>
          </table:table-cell>
          <table:table-cell table:formula="of:=MID([.$C$3];[.K2];1)" office:value-type="string" office:string-value="t" calcext:value-type="string">
            <text:p>t</text:p>
          </table:table-cell>
          <table:table-cell table:formula="of:=MID([.$C$3];[.L2];1)" office:value-type="string" office:string-value="a" calcext:value-type="string">
            <text:p>a</text:p>
          </table:table-cell>
          <table:table-cell table:formula="of:=MID([.$C$3];[.M2];1)" office:value-type="string" office:string-value="g" calcext:value-type="string">
            <text:p>g</text:p>
          </table:table-cell>
          <table:table-cell table:formula="of:=MID([.$C$3];[.N2];1)" office:value-type="string" office:string-value="o" calcext:value-type="string">
            <text:p>o</text:p>
          </table:table-cell>
          <table:table-cell table:formula="of:=MID([.$C$3];[.O2];1)" office:value-type="string" office:string-value="n" calcext:value-type="string">
            <text:p>n</text:p>
          </table:table-cell>
          <table:table-cell table:formula="of:=MID([.$C$3];[.P2];1)">
            <text:p/>
          </table:table-cell>
          <table:table-cell table:formula="of:=MID([.$C$3];[.Q2];1)">
            <text:p/>
          </table:table-cell>
          <table:table-cell table:formula="of:=MID([.$C$3];[.R2];1)">
            <text:p/>
          </table:table-cell>
          <table:table-cell table:formula="of:=MID([.$C$3];[.S2];1)">
            <text:p/>
          </table:table-cell>
          <table:table-cell table:formula="of:=MID([.$C$3];[.T2];1)">
            <text:p/>
          </table:table-cell>
          <table:table-cell table:formula="of:=MID([.$C$3];[.U2];1)">
            <text:p/>
          </table:table-cell>
          <table:table-cell table:formula="of:=MID([.$C$3];[.V2];1)">
            <text:p/>
          </table:table-cell>
          <table:table-cell table:formula="of:=MID([.$C$3];[.W2];1)">
            <text:p/>
          </table:table-cell>
          <table:table-cell table:formula="of:=MID([.$C$3];[.X2];1)">
            <text:p/>
          </table:table-cell>
          <table:table-cell table:formula="of:=MID([.$C$3];[.Y2];1)">
            <text:p/>
          </table:table-cell>
          <table:table-cell table:formula="of:=MID([.$C$3];[.Z2];1)">
            <text:p/>
          </table:table-cell>
          <table:table-cell table:formula="of:=MID([.$C$3];[.AA2];1)">
            <text:p/>
          </table:table-cell>
          <table:table-cell table:formula="of:=MID([.$C$3];[.AB2];1)">
            <text:p/>
          </table:table-cell>
          <table:table-cell table:formula="of:=MID([.$C$3];[.AC2];1)">
            <text:p/>
          </table:table-cell>
          <table:table-cell table:formula="of:=MID([.$C$3];[.AD2];1)">
            <text:p/>
          </table:table-cell>
          <table:table-cell table:formula="of:=MID([.$C$3];[.AE2];1)">
            <text:p/>
          </table:table-cell>
          <table:table-cell table:formula="of:=MID([.$C$3];[.AF2];1)">
            <text:p/>
          </table:table-cell>
          <table:table-cell table:formula="of:=MID([.$C$3];[.AG2];1)">
            <text:p/>
          </table:table-cell>
          <table:table-cell table:formula="of:=MID([.$C$3];[.AH2];1)">
            <text:p/>
          </table:table-cell>
          <table:table-cell table:formula="of:=MID([.$C$3];[.AI2];1)">
            <text:p/>
          </table:table-cell>
          <table:table-cell table:formula="of:=MID([.$C$3];[.AJ2];1)">
            <text:p/>
          </table:table-cell>
          <table:table-cell table:formula="of:=MID([.$C$3];[.AK2];1)">
            <text:p/>
          </table:table-cell>
          <table:table-cell table:formula="of:=MID([.$C$3];[.AL2];1)">
            <text:p/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octagon</text:p>
          </table:table-cell>
          <table:table-cell office:value-type="string" calcext:value-type="string">
            <text:p>m</text:p>
          </table:table-cell>
          <table:table-cell table:formula="of:=LEN([.C3])" office:value-type="float" office:value="7" calcext:value-type="float">
            <text:p>7</text:p>
          </table:table-cell>
          <table:table-cell/>
          <table:table-cell table:formula="of:=MID([.$C$4];[.H3];1)" office:value-type="string" office:string-value="o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formula="of:=MIN(([.H3]+1);([.I2]+1);IF([.$G3]=[.I$1];([.H2]+0);([.H2]+1)))" office:value-type="float" office:value="0" calcext:value-type="float">
            <text:p>0</text:p>
          </table:table-cell>
          <table:table-cell table:formula="of:=MIN(([.I3]+1);([.J2]+1);IF([.$G3]=[.J$1];([.I2]+0);([.I2]+1)))" office:value-type="float" office:value="1" calcext:value-type="float">
            <text:p>1</text:p>
          </table:table-cell>
          <table:table-cell table:formula="of:=MIN(([.J3]+1);([.K2]+1);IF([.$G3]=[.K$1];([.J2]+0);([.J2]+1)))" office:value-type="float" office:value="2" calcext:value-type="float">
            <text:p>2</text:p>
          </table:table-cell>
          <table:table-cell table:formula="of:=MIN(([.K3]+1);([.L2]+1);IF([.$G3]=[.L$1];([.K2]+0);([.K2]+1)))" office:value-type="float" office:value="3" calcext:value-type="float">
            <text:p>3</text:p>
          </table:table-cell>
          <table:table-cell table:formula="of:=MIN(([.L3]+1);([.M2]+1);IF([.$G3]=[.M$1];([.L2]+0);([.L2]+1)))" office:value-type="float" office:value="4" calcext:value-type="float">
            <text:p>4</text:p>
          </table:table-cell>
          <table:table-cell table:formula="of:=MIN(([.M3]+1);([.N2]+1);IF([.$G3]=[.N$1];([.M2]+0);([.M2]+1)))" office:value-type="float" office:value="5" calcext:value-type="float">
            <text:p>5</text:p>
          </table:table-cell>
          <table:table-cell table:formula="of:=MIN(([.N3]+1);([.O2]+1);IF([.$G3]=[.O$1];([.N2]+0);([.N2]+1)))" office:value-type="float" office:value="6" calcext:value-type="float">
            <text:p>6</text:p>
          </table:table-cell>
          <table:table-cell table:formula="of:=MIN(([.O3]+1);([.P2]+1);IF([.$G3]=[.P$1];([.O2]+0);([.O2]+1)))" office:value-type="float" office:value="7" calcext:value-type="float">
            <text:p>7</text:p>
          </table:table-cell>
          <table:table-cell table:formula="of:=MIN(([.P3]+1);([.Q2]+1);IF([.$G3]=[.Q$1];([.P2]+0);([.P2]+1)))" office:value-type="float" office:value="8" calcext:value-type="float">
            <text:p>8</text:p>
          </table:table-cell>
          <table:table-cell table:formula="of:=MIN(([.Q3]+1);([.R2]+1);IF([.$G3]=[.R$1];([.Q2]+0);([.Q2]+1)))" office:value-type="float" office:value="9" calcext:value-type="float">
            <text:p>9</text:p>
          </table:table-cell>
          <table:table-cell table:formula="of:=MIN(([.R3]+1);([.S2]+1);IF([.$G3]=[.S$1];([.R2]+0);([.R2]+1)))" office:value-type="float" office:value="10" calcext:value-type="float">
            <text:p>10</text:p>
          </table:table-cell>
          <table:table-cell table:formula="of:=MIN(([.S3]+1);([.T2]+1);IF([.$G3]=[.T$1];([.S2]+0);([.S2]+1)))"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octogon</text:p>
          </table:table-cell>
          <table:table-cell office:value-type="string" calcext:value-type="string">
            <text:p>n</text:p>
          </table:table-cell>
          <table:table-cell table:formula="of:=LEN([.C4])" office:value-type="float" office:value="7" calcext:value-type="float">
            <text:p>7</text:p>
          </table:table-cell>
          <table:table-cell/>
          <table:table-cell table:formula="of:=MID([.$C$4];[.H4];1)" office:value-type="string" office:string-value="c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MIN(([.H4]+1);([.I3]+1);IF([.$G4]=[.I$1];([.H3]+0);([.H3]+1)))" office:value-type="float" office:value="1" calcext:value-type="float">
            <text:p>1</text:p>
          </table:table-cell>
          <table:table-cell table:formula="of:=MIN(([.I4]+1);([.J3]+1);IF([.$G4]=[.J$1];([.I3]+0);([.I3]+1)))" office:value-type="float" office:value="0" calcext:value-type="float">
            <text:p>0</text:p>
          </table:table-cell>
          <table:table-cell table:formula="of:=MIN(([.J4]+1);([.K3]+1);IF([.$G4]=[.K$1];([.J3]+0);([.J3]+1)))" office:value-type="float" office:value="1" calcext:value-type="float">
            <text:p>1</text:p>
          </table:table-cell>
          <table:table-cell table:formula="of:=MIN(([.K4]+1);([.L3]+1);IF([.$G4]=[.L$1];([.K3]+0);([.K3]+1)))" office:value-type="float" office:value="2" calcext:value-type="float">
            <text:p>2</text:p>
          </table:table-cell>
          <table:table-cell table:formula="of:=MIN(([.L4]+1);([.M3]+1);IF([.$G4]=[.M$1];([.L3]+0);([.L3]+1)))" office:value-type="float" office:value="3" calcext:value-type="float">
            <text:p>3</text:p>
          </table:table-cell>
          <table:table-cell table:formula="of:=MIN(([.M4]+1);([.N3]+1);IF([.$G4]=[.N$1];([.M3]+0);([.M3]+1)))" office:value-type="float" office:value="4" calcext:value-type="float">
            <text:p>4</text:p>
          </table:table-cell>
          <table:table-cell table:formula="of:=MIN(([.N4]+1);([.O3]+1);IF([.$G4]=[.O$1];([.N3]+0);([.N3]+1)))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5];1)" office:value-type="string" office:string-value="t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formula="of:=MIN(([.H5]+1);([.I4]+1);IF([.$G5]=[.I$1];([.H4]+0);([.H4]+1)))" office:value-type="float" office:value="2" calcext:value-type="float">
            <text:p>2</text:p>
          </table:table-cell>
          <table:table-cell table:formula="of:=MIN(([.I5]+1);([.J4]+1);IF([.$G5]=[.J$1];([.I4]+0);([.I4]+1)))" office:value-type="float" office:value="1" calcext:value-type="float">
            <text:p>1</text:p>
          </table:table-cell>
          <table:table-cell table:formula="of:=MIN(([.J5]+1);([.K4]+1);IF([.$G5]=[.K$1];([.J4]+0);([.J4]+1)))" office:value-type="float" office:value="0" calcext:value-type="float">
            <text:p>0</text:p>
          </table:table-cell>
          <table:table-cell table:formula="of:=MIN(([.K5]+1);([.L4]+1);IF([.$G5]=[.L$1];([.K4]+0);([.K4]+1)))" office:value-type="float" office:value="1" calcext:value-type="float">
            <text:p>1</text:p>
          </table:table-cell>
          <table:table-cell table:formula="of:=MIN(([.L5]+1);([.M4]+1);IF([.$G5]=[.M$1];([.L4]+0);([.L4]+1)))" office:value-type="float" office:value="2" calcext:value-type="float">
            <text:p>2</text:p>
          </table:table-cell>
          <table:table-cell table:formula="of:=MIN(([.M5]+1);([.N4]+1);IF([.$G5]=[.N$1];([.M4]+0);([.M4]+1)))" office:value-type="float" office:value="3" calcext:value-type="float">
            <text:p>3</text:p>
          </table:table-cell>
          <table:table-cell table:formula="of:=MIN(([.N5]+1);([.O4]+1);IF([.$G5]=[.O$1];([.N4]+0);([.N4]+1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MID([.$C$4];[.H6];1)" office:value-type="string" office:string-value="o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formula="of:=MIN(([.H6]+1);([.I5]+1);IF([.$G6]=[.I$1];([.H5]+0);([.H5]+1)))" office:value-type="float" office:value="3" calcext:value-type="float">
            <text:p>3</text:p>
          </table:table-cell>
          <table:table-cell table:formula="of:=MIN(([.I6]+1);([.J5]+1);IF([.$G6]=[.J$1];([.I5]+0);([.I5]+1)))" office:value-type="float" office:value="2" calcext:value-type="float">
            <text:p>2</text:p>
          </table:table-cell>
          <table:table-cell table:formula="of:=MIN(([.J6]+1);([.K5]+1);IF([.$G6]=[.K$1];([.J5]+0);([.J5]+1)))" office:value-type="float" office:value="1" calcext:value-type="float">
            <text:p>1</text:p>
          </table:table-cell>
          <table:table-cell table:formula="of:=MIN(([.K6]+1);([.L5]+1);IF([.$G6]=[.L$1];([.K5]+0);([.K5]+1)))" office:value-type="float" office:value="1" calcext:value-type="float">
            <text:p>1</text:p>
          </table:table-cell>
          <table:table-cell table:formula="of:=MIN(([.L6]+1);([.M5]+1);IF([.$G6]=[.M$1];([.L5]+0);([.L5]+1)))" office:value-type="float" office:value="2" calcext:value-type="float">
            <text:p>2</text:p>
          </table:table-cell>
          <table:table-cell table:formula="of:=MIN(([.M6]+1);([.N5]+1);IF([.$G6]=[.N$1];([.M5]+0);([.M5]+1)))" office:value-type="float" office:value="2" calcext:value-type="float">
            <text:p>2</text:p>
          </table:table-cell>
          <table:table-cell table:formula="of:=MIN(([.N6]+1);([.O5]+1);IF([.$G6]=[.O$1];([.N5]+0);([.N5]+1))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7];1)" office:value-type="string" office:string-value="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MIN(([.H7]+1);([.I6]+1);IF([.$G7]=[.I$1];([.H6]+0);([.H6]+1)))" office:value-type="float" office:value="4" calcext:value-type="float">
            <text:p>4</text:p>
          </table:table-cell>
          <table:table-cell table:formula="of:=MIN(([.I7]+1);([.J6]+1);IF([.$G7]=[.J$1];([.I6]+0);([.I6]+1)))" office:value-type="float" office:value="3" calcext:value-type="float">
            <text:p>3</text:p>
          </table:table-cell>
          <table:table-cell table:formula="of:=MIN(([.J7]+1);([.K6]+1);IF([.$G7]=[.K$1];([.J6]+0);([.J6]+1)))" office:value-type="float" office:value="2" calcext:value-type="float">
            <text:p>2</text:p>
          </table:table-cell>
          <table:table-cell table:formula="of:=MIN(([.K7]+1);([.L6]+1);IF([.$G7]=[.L$1];([.K6]+0);([.K6]+1)))" office:value-type="float" office:value="2" calcext:value-type="float">
            <text:p>2</text:p>
          </table:table-cell>
          <table:table-cell table:formula="of:=MIN(([.L7]+1);([.M6]+1);IF([.$G7]=[.M$1];([.L6]+0);([.L6]+1)))" office:value-type="float" office:value="1" calcext:value-type="float">
            <text:p>1</text:p>
          </table:table-cell>
          <table:table-cell table:formula="of:=MIN(([.M7]+1);([.N6]+1);IF([.$G7]=[.N$1];([.M6]+0);([.M6]+1)))" office:value-type="float" office:value="2" calcext:value-type="float">
            <text:p>2</text:p>
          </table:table-cell>
          <table:table-cell table:formula="of:=MIN(([.N7]+1);([.O6]+1);IF([.$G7]=[.O$1];([.N6]+0);([.N6]+1))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8];1)" office:value-type="string" office:string-value="o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formula="of:=MIN(([.H8]+1);([.I7]+1);IF([.$G8]=[.I$1];([.H7]+0);([.H7]+1)))" office:value-type="float" office:value="5" calcext:value-type="float">
            <text:p>5</text:p>
          </table:table-cell>
          <table:table-cell table:formula="of:=MIN(([.I8]+1);([.J7]+1);IF([.$G8]=[.J$1];([.I7]+0);([.I7]+1)))" office:value-type="float" office:value="4" calcext:value-type="float">
            <text:p>4</text:p>
          </table:table-cell>
          <table:table-cell table:formula="of:=MIN(([.J8]+1);([.K7]+1);IF([.$G8]=[.K$1];([.J7]+0);([.J7]+1)))" office:value-type="float" office:value="3" calcext:value-type="float">
            <text:p>3</text:p>
          </table:table-cell>
          <table:table-cell table:formula="of:=MIN(([.K8]+1);([.L7]+1);IF([.$G8]=[.L$1];([.K7]+0);([.K7]+1)))" office:value-type="float" office:value="3" calcext:value-type="float">
            <text:p>3</text:p>
          </table:table-cell>
          <table:table-cell table:formula="of:=MIN(([.L8]+1);([.M7]+1);IF([.$G8]=[.M$1];([.L7]+0);([.L7]+1)))" office:value-type="float" office:value="2" calcext:value-type="float">
            <text:p>2</text:p>
          </table:table-cell>
          <table:table-cell table:formula="of:=MIN(([.M8]+1);([.N7]+1);IF([.$G8]=[.N$1];([.M7]+0);([.M7]+1)))" office:value-type="float" office:value="1" calcext:value-type="float">
            <text:p>1</text:p>
          </table:table-cell>
          <table:table-cell table:formula="of:=MIN(([.N8]+1);([.O7]+1);IF([.$G8]=[.O$1];([.N7]+0);([.N7]+1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5"/>
          <table:table-cell table:formula="of:=MID([.$C$4];[.H9];1)" office:value-type="string" office:string-value="n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formula="of:=MIN(([.H9]+1);([.I8]+1);IF([.$G9]=[.I$1];([.H8]+0);([.H8]+1)))" office:value-type="float" office:value="6" calcext:value-type="float">
            <text:p>6</text:p>
          </table:table-cell>
          <table:table-cell table:formula="of:=MIN(([.I9]+1);([.J8]+1);IF([.$G9]=[.J$1];([.I8]+0);([.I8]+1)))" office:value-type="float" office:value="5" calcext:value-type="float">
            <text:p>5</text:p>
          </table:table-cell>
          <table:table-cell table:formula="of:=MIN(([.J9]+1);([.K8]+1);IF([.$G9]=[.K$1];([.J8]+0);([.J8]+1)))" office:value-type="float" office:value="4" calcext:value-type="float">
            <text:p>4</text:p>
          </table:table-cell>
          <table:table-cell table:formula="of:=MIN(([.K9]+1);([.L8]+1);IF([.$G9]=[.L$1];([.K8]+0);([.K8]+1)))" office:value-type="float" office:value="4" calcext:value-type="float">
            <text:p>4</text:p>
          </table:table-cell>
          <table:table-cell table:formula="of:=MIN(([.L9]+1);([.M8]+1);IF([.$G9]=[.M$1];([.L8]+0);([.L8]+1)))" office:value-type="float" office:value="3" calcext:value-type="float">
            <text:p>3</text:p>
          </table:table-cell>
          <table:table-cell table:formula="of:=MIN(([.M9]+1);([.N8]+1);IF([.$G9]=[.N$1];([.M8]+0);([.M8]+1)))" office:value-type="float" office:value="2" calcext:value-type="float">
            <text:p>2</text:p>
          </table:table-cell>
          <table:table-cell table:formula="of:=MIN(([.N9]+1);([.O8]+1);IF([.$G9]=[.O$1];([.N8]+0);([.N8]+1))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5"/>
          <table:table-cell table:formula="of:=MID([.$C$4];[.H10];1)">
            <text:p/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table:style-name="ce1"/>
          <table:table-cell table:number-columns-repeated="5"/>
          <table:table-cell table:formula="of:=MID([.$C$4];[.H11];1)">
            <text:p/>
          </table:table-cell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2];1)">
            <text:p/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3];1)">
            <text:p/>
          </table:table-cell>
          <table:table-cell office:value-type="float" office:value="11" calcext:value-type="float">
            <text:p>11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4];1)">
            <text:p/>
          </table:table-cell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5];1)">
            <text:p/>
          </table:table-cell>
          <table:table-cell office:value-type="float" office:value="13" calcext:value-type="float">
            <text:p>13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6];1)">
            <text:p/>
          </table:table-cell>
          <table:table-cell office:value-type="float" office:value="14" calcext:value-type="float">
            <text:p>14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7];1)">
            <text:p/>
          </table:table-cell>
          <table:table-cell office:value-type="float" office:value="15" calcext:value-type="float">
            <text:p>15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8];1)">
            <text:p/>
          </table:table-cell>
          <table:table-cell office:value-type="float" office:value="16" calcext:value-type="float">
            <text:p>16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9];1)">
            <text:p/>
          </table:table-cell>
          <table:table-cell office:value-type="float" office:value="17" calcext:value-type="float">
            <text:p>17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0];1)">
            <text:p/>
          </table:table-cell>
          <table:table-cell office:value-type="float" office:value="18" calcext:value-type="float">
            <text:p>18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1];1)">
            <text:p/>
          </table:table-cell>
          <table:table-cell office:value-type="float" office:value="19" calcext:value-type="float">
            <text:p>19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2];1)">
            <text:p/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3];1)">
            <text:p/>
          </table:table-cell>
          <table:table-cell office:value-type="float" office:value="21" calcext:value-type="float">
            <text:p>21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4];1)">
            <text:p/>
          </table:table-cell>
          <table:table-cell office:value-type="float" office:value="22" calcext:value-type="float">
            <text:p>22</text:p>
          </table:table-cell>
          <table:table-cell table:number-columns-repeated="30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9" table:default-cell-style-name="Default"/>
        <table:table-column table:style-name="co7" table:number-columns-repeated="3" table:default-cell-style-name="Default"/>
        <table:table-row table:style-name="ro1">
          <table:table-cell table:number-columns-repeated="8"/>
          <table:table-cell table:formula="of:=MID([.$C$3];[.I2];1)" office:value-type="string" office:string-value="h" calcext:value-type="string">
            <text:p>h</text:p>
          </table:table-cell>
          <table:table-cell table:formula="of:=MID([.$C$3];[.J2];1)" office:value-type="string" office:string-value="a" calcext:value-type="string">
            <text:p>a</text:p>
          </table:table-cell>
          <table:table-cell table:formula="of:=MID([.$C$3];[.K2];1)" office:value-type="string" office:string-value="s" calcext:value-type="string">
            <text:p>s</text:p>
          </table:table-cell>
          <table:table-cell table:formula="of:=MID([.$C$3];[.L2];1)" office:value-type="string" office:string-value="t" calcext:value-type="string">
            <text:p>t</text:p>
          </table:table-cell>
          <table:table-cell table:formula="of:=MID([.$C$3];[.M2];1)" office:value-type="string" office:string-value="i" calcext:value-type="string">
            <text:p>i</text:p>
          </table:table-cell>
          <table:table-cell table:formula="of:=MID([.$C$3];[.N2];1)" office:value-type="string" office:string-value="n" calcext:value-type="string">
            <text:p>n</text:p>
          </table:table-cell>
          <table:table-cell table:formula="of:=MID([.$C$3];[.O2];1)" office:value-type="string" office:string-value="g" calcext:value-type="string">
            <text:p>g</text:p>
          </table:table-cell>
          <table:table-cell table:formula="of:=MID([.$C$3];[.P2];1)" office:value-type="string" office:string-value="s" calcext:value-type="string">
            <text:p>s</text:p>
          </table:table-cell>
          <table:table-cell table:formula="of:=MID([.$C$3];[.Q2];1)">
            <text:p/>
          </table:table-cell>
          <table:table-cell table:formula="of:=MID([.$C$3];[.R2];1)">
            <text:p/>
          </table:table-cell>
          <table:table-cell table:formula="of:=MID([.$C$3];[.S2];1)">
            <text:p/>
          </table:table-cell>
          <table:table-cell table:formula="of:=MID([.$C$3];[.T2];1)">
            <text:p/>
          </table:table-cell>
          <table:table-cell table:formula="of:=MID([.$C$3];[.U2];1)">
            <text:p/>
          </table:table-cell>
          <table:table-cell table:formula="of:=MID([.$C$3];[.V2];1)">
            <text:p/>
          </table:table-cell>
          <table:table-cell table:formula="of:=MID([.$C$3];[.W2];1)">
            <text:p/>
          </table:table-cell>
          <table:table-cell table:formula="of:=MID([.$C$3];[.X2];1)">
            <text:p/>
          </table:table-cell>
          <table:table-cell table:formula="of:=MID([.$C$3];[.Y2];1)">
            <text:p/>
          </table:table-cell>
          <table:table-cell table:formula="of:=MID([.$C$3];[.Z2];1)">
            <text:p/>
          </table:table-cell>
          <table:table-cell table:formula="of:=MID([.$C$3];[.AA2];1)">
            <text:p/>
          </table:table-cell>
          <table:table-cell table:formula="of:=MID([.$C$3];[.AB2];1)">
            <text:p/>
          </table:table-cell>
          <table:table-cell table:formula="of:=MID([.$C$3];[.AC2];1)">
            <text:p/>
          </table:table-cell>
          <table:table-cell table:formula="of:=MID([.$C$3];[.AD2];1)">
            <text:p/>
          </table:table-cell>
          <table:table-cell table:formula="of:=MID([.$C$3];[.AE2];1)">
            <text:p/>
          </table:table-cell>
          <table:table-cell table:formula="of:=MID([.$C$3];[.AF2];1)">
            <text:p/>
          </table:table-cell>
          <table:table-cell table:formula="of:=MID([.$C$3];[.AG2];1)">
            <text:p/>
          </table:table-cell>
          <table:table-cell table:formula="of:=MID([.$C$3];[.AH2];1)">
            <text:p/>
          </table:table-cell>
          <table:table-cell table:formula="of:=MID([.$C$3];[.AI2];1)">
            <text:p/>
          </table:table-cell>
          <table:table-cell table:formula="of:=MID([.$C$3];[.AJ2];1)">
            <text:p/>
          </table:table-cell>
          <table:table-cell table:formula="of:=MID([.$C$3];[.AK2];1)">
            <text:p/>
          </table:table-cell>
          <table:table-cell table:formula="of:=MID([.$C$3];[.AL2];1)">
            <text:p/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m</text:p>
          </table:table-cell>
          <table:table-cell table:formula="of:=LEN([.C3])" office:value-type="float" office:value="8" calcext:value-type="float">
            <text:p>8</text:p>
          </table:table-cell>
          <table:table-cell/>
          <table:table-cell table:formula="of:=MID([.$C$4];[.H3];1)" office:value-type="string" office:string-value="b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MIN(([.H3]+1);([.I2]+1);IF([.$G3]=[.I$1];([.H2]+0);([.H2]+1)))" office:value-type="float" office:value="1" calcext:value-type="float">
            <text:p>1</text:p>
          </table:table-cell>
          <table:table-cell table:formula="of:=MIN(([.I3]+1);([.J2]+1);IF([.$G3]=[.J$1];([.I2]+0);([.I2]+1)))" office:value-type="float" office:value="2" calcext:value-type="float">
            <text:p>2</text:p>
          </table:table-cell>
          <table:table-cell table:formula="of:=MIN(([.J3]+1);([.K2]+1);IF([.$G3]=[.K$1];([.J2]+0);([.J2]+1)))" office:value-type="float" office:value="3" calcext:value-type="float">
            <text:p>3</text:p>
          </table:table-cell>
          <table:table-cell table:formula="of:=MIN(([.K3]+1);([.L2]+1);IF([.$G3]=[.L$1];([.K2]+0);([.K2]+1)))" office:value-type="float" office:value="4" calcext:value-type="float">
            <text:p>4</text:p>
          </table:table-cell>
          <table:table-cell table:formula="of:=MIN(([.L3]+1);([.M2]+1);IF([.$G3]=[.M$1];([.L2]+0);([.L2]+1)))" office:value-type="float" office:value="5" calcext:value-type="float">
            <text:p>5</text:p>
          </table:table-cell>
          <table:table-cell table:formula="of:=MIN(([.M3]+1);([.N2]+1);IF([.$G3]=[.N$1];([.M2]+0);([.M2]+1)))" office:value-type="float" office:value="6" calcext:value-type="float">
            <text:p>6</text:p>
          </table:table-cell>
          <table:table-cell table:formula="of:=MIN(([.N3]+1);([.O2]+1);IF([.$G3]=[.O$1];([.N2]+0);([.N2]+1)))" office:value-type="float" office:value="7" calcext:value-type="float">
            <text:p>7</text:p>
          </table:table-cell>
          <table:table-cell table:formula="of:=MIN(([.O3]+1);([.P2]+1);IF([.$G3]=[.P$1];([.O2]+0);([.O2]+1)))" office:value-type="float" office:value="8" calcext:value-type="float">
            <text:p>8</text:p>
          </table:table-cell>
          <table:table-cell table:formula="of:=MIN(([.P3]+1);([.Q2]+1);IF([.$G3]=[.Q$1];([.P2]+0);([.P2]+1)))" office:value-type="float" office:value="9" calcext:value-type="float">
            <text:p>9</text:p>
          </table:table-cell>
          <table:table-cell table:formula="of:=MIN(([.Q3]+1);([.R2]+1);IF([.$G3]=[.R$1];([.Q2]+0);([.Q2]+1)))" office:value-type="float" office:value="10" calcext:value-type="float">
            <text:p>10</text:p>
          </table:table-cell>
          <table:table-cell table:formula="of:=MIN(([.R3]+1);([.S2]+1);IF([.$G3]=[.S$1];([.R2]+0);([.R2]+1)))" office:value-type="float" office:value="11" calcext:value-type="float">
            <text:p>11</text:p>
          </table:table-cell>
          <table:table-cell table:formula="of:=MIN(([.S3]+1);([.T2]+1);IF([.$G3]=[.T$1];([.S2]+0);([.S2]+1))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battle of hastings</text:p>
          </table:table-cell>
          <table:table-cell office:value-type="string" calcext:value-type="string">
            <text:p>n</text:p>
          </table:table-cell>
          <table:table-cell table:formula="of:=LEN([.C4])" office:value-type="float" office:value="18" calcext:value-type="float">
            <text:p>18</text:p>
          </table:table-cell>
          <table:table-cell/>
          <table:table-cell table:formula="of:=MID([.$C$4];[.H4]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MIN(([.H4]+1);([.I3]+1);IF([.$G4]=[.I$1];([.H3]+0);([.H3]+1)))" office:value-type="float" office:value="2" calcext:value-type="float">
            <text:p>2</text:p>
          </table:table-cell>
          <table:table-cell table:formula="of:=MIN(([.I4]+1);([.J3]+1);IF([.$G4]=[.J$1];([.I3]+0);([.I3]+1)))" office:value-type="float" office:value="1" calcext:value-type="float">
            <text:p>1</text:p>
          </table:table-cell>
          <table:table-cell table:formula="of:=MIN(([.J4]+1);([.K3]+1);IF([.$G4]=[.K$1];([.J3]+0);([.J3]+1)))" office:value-type="float" office:value="2" calcext:value-type="float">
            <text:p>2</text:p>
          </table:table-cell>
          <table:table-cell table:formula="of:=MIN(([.K4]+1);([.L3]+1);IF([.$G4]=[.L$1];([.K3]+0);([.K3]+1)))" office:value-type="float" office:value="3" calcext:value-type="float">
            <text:p>3</text:p>
          </table:table-cell>
          <table:table-cell table:formula="of:=MIN(([.L4]+1);([.M3]+1);IF([.$G4]=[.M$1];([.L3]+0);([.L3]+1)))" office:value-type="float" office:value="4" calcext:value-type="float">
            <text:p>4</text:p>
          </table:table-cell>
          <table:table-cell table:formula="of:=MIN(([.M4]+1);([.N3]+1);IF([.$G4]=[.N$1];([.M3]+0);([.M3]+1)))" office:value-type="float" office:value="5" calcext:value-type="float">
            <text:p>5</text:p>
          </table:table-cell>
          <table:table-cell table:formula="of:=MIN(([.N4]+1);([.O3]+1);IF([.$G4]=[.O$1];([.N3]+0);([.N3]+1)))" office:value-type="float" office:value="6" calcext:value-type="float">
            <text:p>6</text:p>
          </table:table-cell>
          <table:table-cell table:formula="of:=MIN(([.O4]+1);([.P3]+1);IF([.$G4]=[.P$1];([.O3]+0);([.O3]+1)))" office:value-type="float" office:value="7" calcext:value-type="float">
            <text:p>7</text:p>
          </table:table-cell>
          <table:table-cell table:formula="of:=MIN(([.P4]+1);([.Q3]+1);IF([.$G4]=[.Q$1];([.P3]+0);([.P3]+1)))" office:value-type="float" office:value="8" calcext:value-type="float">
            <text:p>8</text:p>
          </table:table-cell>
          <table:table-cell table:formula="of:=MIN(([.Q4]+1);([.R3]+1);IF([.$G4]=[.R$1];([.Q3]+0);([.Q3]+1)))" office:value-type="float" office:value="9" calcext:value-type="float">
            <text:p>9</text:p>
          </table:table-cell>
          <table:table-cell table:formula="of:=MIN(([.R4]+1);([.S3]+1);IF([.$G4]=[.S$1];([.R3]+0);([.R3]+1)))" office:value-type="float" office:value="10" calcext:value-type="float">
            <text:p>10</text:p>
          </table:table-cell>
          <table:table-cell table:formula="of:=MIN(([.S4]+1);([.T3]+1);IF([.$G4]=[.T$1];([.S3]+0);([.S3]+1)))"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5];1)" office:value-type="string" office:string-value="t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formula="of:=MIN(([.H5]+1);([.I4]+1);IF([.$G5]=[.I$1];([.H4]+0);([.H4]+1)))" office:value-type="float" office:value="3" calcext:value-type="float">
            <text:p>3</text:p>
          </table:table-cell>
          <table:table-cell table:formula="of:=MIN(([.I5]+1);([.J4]+1);IF([.$G5]=[.J$1];([.I4]+0);([.I4]+1)))" office:value-type="float" office:value="2" calcext:value-type="float">
            <text:p>2</text:p>
          </table:table-cell>
          <table:table-cell table:formula="of:=MIN(([.J5]+1);([.K4]+1);IF([.$G5]=[.K$1];([.J4]+0);([.J4]+1)))" office:value-type="float" office:value="2" calcext:value-type="float">
            <text:p>2</text:p>
          </table:table-cell>
          <table:table-cell table:formula="of:=MIN(([.K5]+1);([.L4]+1);IF([.$G5]=[.L$1];([.K4]+0);([.K4]+1)))" office:value-type="float" office:value="2" calcext:value-type="float">
            <text:p>2</text:p>
          </table:table-cell>
          <table:table-cell table:formula="of:=MIN(([.L5]+1);([.M4]+1);IF([.$G5]=[.M$1];([.L4]+0);([.L4]+1)))" office:value-type="float" office:value="3" calcext:value-type="float">
            <text:p>3</text:p>
          </table:table-cell>
          <table:table-cell table:formula="of:=MIN(([.M5]+1);([.N4]+1);IF([.$G5]=[.N$1];([.M4]+0);([.M4]+1)))" office:value-type="float" office:value="4" calcext:value-type="float">
            <text:p>4</text:p>
          </table:table-cell>
          <table:table-cell table:formula="of:=MIN(([.N5]+1);([.O4]+1);IF([.$G5]=[.O$1];([.N4]+0);([.N4]+1)))" office:value-type="float" office:value="5" calcext:value-type="float">
            <text:p>5</text:p>
          </table:table-cell>
          <table:table-cell table:formula="of:=MIN(([.O5]+1);([.P4]+1);IF([.$G5]=[.P$1];([.O4]+0);([.O4]+1)))" office:value-type="float" office:value="6" calcext:value-type="float">
            <text:p>6</text:p>
          </table:table-cell>
          <table:table-cell table:formula="of:=MIN(([.P5]+1);([.Q4]+1);IF([.$G5]=[.Q$1];([.P4]+0);([.P4]+1)))" office:value-type="float" office:value="7" calcext:value-type="float">
            <text:p>7</text:p>
          </table:table-cell>
          <table:table-cell table:formula="of:=MIN(([.Q5]+1);([.R4]+1);IF([.$G5]=[.R$1];([.Q4]+0);([.Q4]+1)))" office:value-type="float" office:value="8" calcext:value-type="float">
            <text:p>8</text:p>
          </table:table-cell>
          <table:table-cell table:formula="of:=MIN(([.R5]+1);([.S4]+1);IF([.$G5]=[.S$1];([.R4]+0);([.R4]+1)))" office:value-type="float" office:value="9" calcext:value-type="float">
            <text:p>9</text:p>
          </table:table-cell>
          <table:table-cell table:formula="of:=MIN(([.S5]+1);([.T4]+1);IF([.$G5]=[.T$1];([.S4]+0);([.S4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MID([.$C$4];[.H6];1)" office:value-type="string" office:string-value="t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formula="of:=MIN(([.H6]+1);([.I5]+1);IF([.$G6]=[.I$1];([.H5]+0);([.H5]+1)))" office:value-type="float" office:value="4" calcext:value-type="float">
            <text:p>4</text:p>
          </table:table-cell>
          <table:table-cell table:formula="of:=MIN(([.I6]+1);([.J5]+1);IF([.$G6]=[.J$1];([.I5]+0);([.I5]+1)))" office:value-type="float" office:value="3" calcext:value-type="float">
            <text:p>3</text:p>
          </table:table-cell>
          <table:table-cell table:formula="of:=MIN(([.J6]+1);([.K5]+1);IF([.$G6]=[.K$1];([.J5]+0);([.J5]+1)))" office:value-type="float" office:value="3" calcext:value-type="float">
            <text:p>3</text:p>
          </table:table-cell>
          <table:table-cell table:formula="of:=MIN(([.K6]+1);([.L5]+1);IF([.$G6]=[.L$1];([.K5]+0);([.K5]+1)))" office:value-type="float" office:value="2" calcext:value-type="float">
            <text:p>2</text:p>
          </table:table-cell>
          <table:table-cell table:formula="of:=MIN(([.L6]+1);([.M5]+1);IF([.$G6]=[.M$1];([.L5]+0);([.L5]+1)))" office:value-type="float" office:value="3" calcext:value-type="float">
            <text:p>3</text:p>
          </table:table-cell>
          <table:table-cell table:formula="of:=MIN(([.M6]+1);([.N5]+1);IF([.$G6]=[.N$1];([.M5]+0);([.M5]+1)))" office:value-type="float" office:value="4" calcext:value-type="float">
            <text:p>4</text:p>
          </table:table-cell>
          <table:table-cell table:formula="of:=MIN(([.N6]+1);([.O5]+1);IF([.$G6]=[.O$1];([.N5]+0);([.N5]+1)))" office:value-type="float" office:value="5" calcext:value-type="float">
            <text:p>5</text:p>
          </table:table-cell>
          <table:table-cell table:formula="of:=MIN(([.O6]+1);([.P5]+1);IF([.$G6]=[.P$1];([.O5]+0);([.O5]+1)))" office:value-type="float" office:value="6" calcext:value-type="float">
            <text:p>6</text:p>
          </table:table-cell>
          <table:table-cell table:formula="of:=MIN(([.P6]+1);([.Q5]+1);IF([.$G6]=[.Q$1];([.P5]+0);([.P5]+1)))" office:value-type="float" office:value="7" calcext:value-type="float">
            <text:p>7</text:p>
          </table:table-cell>
          <table:table-cell table:formula="of:=MIN(([.Q6]+1);([.R5]+1);IF([.$G6]=[.R$1];([.Q5]+0);([.Q5]+1)))" office:value-type="float" office:value="8" calcext:value-type="float">
            <text:p>8</text:p>
          </table:table-cell>
          <table:table-cell table:formula="of:=MIN(([.R6]+1);([.S5]+1);IF([.$G6]=[.S$1];([.R5]+0);([.R5]+1)))" office:value-type="float" office:value="9" calcext:value-type="float">
            <text:p>9</text:p>
          </table:table-cell>
          <table:table-cell table:formula="of:=MIN(([.S6]+1);([.T5]+1);IF([.$G6]=[.T$1];([.S5]+0);([.S5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7];1)" office:value-type="string" office:string-value="l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formula="of:=MIN(([.H7]+1);([.I6]+1);IF([.$G7]=[.I$1];([.H6]+0);([.H6]+1)))" office:value-type="float" office:value="5" calcext:value-type="float">
            <text:p>5</text:p>
          </table:table-cell>
          <table:table-cell table:formula="of:=MIN(([.I7]+1);([.J6]+1);IF([.$G7]=[.J$1];([.I6]+0);([.I6]+1)))" office:value-type="float" office:value="4" calcext:value-type="float">
            <text:p>4</text:p>
          </table:table-cell>
          <table:table-cell table:formula="of:=MIN(([.J7]+1);([.K6]+1);IF([.$G7]=[.K$1];([.J6]+0);([.J6]+1)))" office:value-type="float" office:value="4" calcext:value-type="float">
            <text:p>4</text:p>
          </table:table-cell>
          <table:table-cell table:formula="of:=MIN(([.K7]+1);([.L6]+1);IF([.$G7]=[.L$1];([.K6]+0);([.K6]+1)))" office:value-type="float" office:value="3" calcext:value-type="float">
            <text:p>3</text:p>
          </table:table-cell>
          <table:table-cell table:formula="of:=MIN(([.L7]+1);([.M6]+1);IF([.$G7]=[.M$1];([.L6]+0);([.L6]+1)))" office:value-type="float" office:value="3" calcext:value-type="float">
            <text:p>3</text:p>
          </table:table-cell>
          <table:table-cell table:formula="of:=MIN(([.M7]+1);([.N6]+1);IF([.$G7]=[.N$1];([.M6]+0);([.M6]+1)))" office:value-type="float" office:value="4" calcext:value-type="float">
            <text:p>4</text:p>
          </table:table-cell>
          <table:table-cell table:formula="of:=MIN(([.N7]+1);([.O6]+1);IF([.$G7]=[.O$1];([.N6]+0);([.N6]+1)))" office:value-type="float" office:value="5" calcext:value-type="float">
            <text:p>5</text:p>
          </table:table-cell>
          <table:table-cell table:formula="of:=MIN(([.O7]+1);([.P6]+1);IF([.$G7]=[.P$1];([.O6]+0);([.O6]+1)))" office:value-type="float" office:value="6" calcext:value-type="float">
            <text:p>6</text:p>
          </table:table-cell>
          <table:table-cell table:formula="of:=MIN(([.P7]+1);([.Q6]+1);IF([.$G7]=[.Q$1];([.P6]+0);([.P6]+1)))" office:value-type="float" office:value="7" calcext:value-type="float">
            <text:p>7</text:p>
          </table:table-cell>
          <table:table-cell table:formula="of:=MIN(([.Q7]+1);([.R6]+1);IF([.$G7]=[.R$1];([.Q6]+0);([.Q6]+1)))" office:value-type="float" office:value="8" calcext:value-type="float">
            <text:p>8</text:p>
          </table:table-cell>
          <table:table-cell table:formula="of:=MIN(([.R7]+1);([.S6]+1);IF([.$G7]=[.S$1];([.R6]+0);([.R6]+1)))" office:value-type="float" office:value="9" calcext:value-type="float">
            <text:p>9</text:p>
          </table:table-cell>
          <table:table-cell table:formula="of:=MIN(([.S7]+1);([.T6]+1);IF([.$G7]=[.T$1];([.S6]+0);([.S6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8]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MIN(([.H8]+1);([.I7]+1);IF([.$G8]=[.I$1];([.H7]+0);([.H7]+1)))" office:value-type="float" office:value="6" calcext:value-type="float">
            <text:p>6</text:p>
          </table:table-cell>
          <table:table-cell table:formula="of:=MIN(([.I8]+1);([.J7]+1);IF([.$G8]=[.J$1];([.I7]+0);([.I7]+1)))" office:value-type="float" office:value="5" calcext:value-type="float">
            <text:p>5</text:p>
          </table:table-cell>
          <table:table-cell table:formula="of:=MIN(([.J8]+1);([.K7]+1);IF([.$G8]=[.K$1];([.J7]+0);([.J7]+1)))" office:value-type="float" office:value="5" calcext:value-type="float">
            <text:p>5</text:p>
          </table:table-cell>
          <table:table-cell table:formula="of:=MIN(([.K8]+1);([.L7]+1);IF([.$G8]=[.L$1];([.K7]+0);([.K7]+1)))" office:value-type="float" office:value="4" calcext:value-type="float">
            <text:p>4</text:p>
          </table:table-cell>
          <table:table-cell table:formula="of:=MIN(([.L8]+1);([.M7]+1);IF([.$G8]=[.M$1];([.L7]+0);([.L7]+1)))" office:value-type="float" office:value="4" calcext:value-type="float">
            <text:p>4</text:p>
          </table:table-cell>
          <table:table-cell table:formula="of:=MIN(([.M8]+1);([.N7]+1);IF([.$G8]=[.N$1];([.M7]+0);([.M7]+1)))" office:value-type="float" office:value="4" calcext:value-type="float">
            <text:p>4</text:p>
          </table:table-cell>
          <table:table-cell table:formula="of:=MIN(([.N8]+1);([.O7]+1);IF([.$G8]=[.O$1];([.N7]+0);([.N7]+1)))" office:value-type="float" office:value="5" calcext:value-type="float">
            <text:p>5</text:p>
          </table:table-cell>
          <table:table-cell table:formula="of:=MIN(([.O8]+1);([.P7]+1);IF([.$G8]=[.P$1];([.O7]+0);([.O7]+1)))" office:value-type="float" office:value="6" calcext:value-type="float">
            <text:p>6</text:p>
          </table:table-cell>
          <table:table-cell table:formula="of:=MIN(([.P8]+1);([.Q7]+1);IF([.$G8]=[.Q$1];([.P7]+0);([.P7]+1)))" office:value-type="float" office:value="7" calcext:value-type="float">
            <text:p>7</text:p>
          </table:table-cell>
          <table:table-cell table:formula="of:=MIN(([.Q8]+1);([.R7]+1);IF([.$G8]=[.R$1];([.Q7]+0);([.Q7]+1)))" office:value-type="float" office:value="8" calcext:value-type="float">
            <text:p>8</text:p>
          </table:table-cell>
          <table:table-cell table:formula="of:=MIN(([.R8]+1);([.S7]+1);IF([.$G8]=[.S$1];([.R7]+0);([.R7]+1)))" office:value-type="float" office:value="9" calcext:value-type="float">
            <text:p>9</text:p>
          </table:table-cell>
          <table:table-cell table:formula="of:=MIN(([.S8]+1);([.T7]+1);IF([.$G8]=[.T$1];([.S7]+0);([.S7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5"/>
          <table:table-cell table:formula="of:=MID([.$C$4];[.H9];1)" office:value-type="string" office:string-value=" 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MIN(([.H9]+1);([.I8]+1);IF([.$G9]=[.I$1];([.H8]+0);([.H8]+1)))" office:value-type="float" office:value="7" calcext:value-type="float">
            <text:p>7</text:p>
          </table:table-cell>
          <table:table-cell table:formula="of:=MIN(([.I9]+1);([.J8]+1);IF([.$G9]=[.J$1];([.I8]+0);([.I8]+1)))" office:value-type="float" office:value="6" calcext:value-type="float">
            <text:p>6</text:p>
          </table:table-cell>
          <table:table-cell table:formula="of:=MIN(([.J9]+1);([.K8]+1);IF([.$G9]=[.K$1];([.J8]+0);([.J8]+1)))" office:value-type="float" office:value="6" calcext:value-type="float">
            <text:p>6</text:p>
          </table:table-cell>
          <table:table-cell table:formula="of:=MIN(([.K9]+1);([.L8]+1);IF([.$G9]=[.L$1];([.K8]+0);([.K8]+1)))" office:value-type="float" office:value="5" calcext:value-type="float">
            <text:p>5</text:p>
          </table:table-cell>
          <table:table-cell table:formula="of:=MIN(([.L9]+1);([.M8]+1);IF([.$G9]=[.M$1];([.L8]+0);([.L8]+1)))" office:value-type="float" office:value="5" calcext:value-type="float">
            <text:p>5</text:p>
          </table:table-cell>
          <table:table-cell table:formula="of:=MIN(([.M9]+1);([.N8]+1);IF([.$G9]=[.N$1];([.M8]+0);([.M8]+1)))" office:value-type="float" office:value="5" calcext:value-type="float">
            <text:p>5</text:p>
          </table:table-cell>
          <table:table-cell table:formula="of:=MIN(([.N9]+1);([.O8]+1);IF([.$G9]=[.O$1];([.N8]+0);([.N8]+1)))" office:value-type="float" office:value="5" calcext:value-type="float">
            <text:p>5</text:p>
          </table:table-cell>
          <table:table-cell table:formula="of:=MIN(([.O9]+1);([.P8]+1);IF([.$G9]=[.P$1];([.O8]+0);([.O8]+1)))" office:value-type="float" office:value="6" calcext:value-type="float">
            <text:p>6</text:p>
          </table:table-cell>
          <table:table-cell table:formula="of:=MIN(([.P9]+1);([.Q8]+1);IF([.$G9]=[.Q$1];([.P8]+0);([.P8]+1)))" office:value-type="float" office:value="7" calcext:value-type="float">
            <text:p>7</text:p>
          </table:table-cell>
          <table:table-cell table:formula="of:=MIN(([.Q9]+1);([.R8]+1);IF([.$G9]=[.R$1];([.Q8]+0);([.Q8]+1)))" office:value-type="float" office:value="8" calcext:value-type="float">
            <text:p>8</text:p>
          </table:table-cell>
          <table:table-cell table:formula="of:=MIN(([.R9]+1);([.S8]+1);IF([.$G9]=[.S$1];([.R8]+0);([.R8]+1)))" office:value-type="float" office:value="9" calcext:value-type="float">
            <text:p>9</text:p>
          </table:table-cell>
          <table:table-cell table:formula="of:=MIN(([.S9]+1);([.T8]+1);IF([.$G9]=[.T$1];([.S8]+0);([.S8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5"/>
          <table:table-cell table:formula="of:=MID([.$C$4];[.H10];1)" office:value-type="string" office:string-value="o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table:formula="of:=MIN(([.H10]+1);([.I9]+1);IF([.$G10]=[.I$1];([.H9]+0);([.H9]+1)))" office:value-type="float" office:value="8" calcext:value-type="float">
            <text:p>8</text:p>
          </table:table-cell>
          <table:table-cell table:formula="of:=MIN(([.I10]+1);([.J9]+1);IF([.$G10]=[.J$1];([.I9]+0);([.I9]+1)))" office:value-type="float" office:value="7" calcext:value-type="float">
            <text:p>7</text:p>
          </table:table-cell>
          <table:table-cell table:formula="of:=MIN(([.J10]+1);([.K9]+1);IF([.$G10]=[.K$1];([.J9]+0);([.J9]+1)))" office:value-type="float" office:value="7" calcext:value-type="float">
            <text:p>7</text:p>
          </table:table-cell>
          <table:table-cell table:formula="of:=MIN(([.K10]+1);([.L9]+1);IF([.$G10]=[.L$1];([.K9]+0);([.K9]+1)))" office:value-type="float" office:value="6" calcext:value-type="float">
            <text:p>6</text:p>
          </table:table-cell>
          <table:table-cell table:formula="of:=MIN(([.L10]+1);([.M9]+1);IF([.$G10]=[.M$1];([.L9]+0);([.L9]+1)))" office:value-type="float" office:value="6" calcext:value-type="float">
            <text:p>6</text:p>
          </table:table-cell>
          <table:table-cell table:formula="of:=MIN(([.M10]+1);([.N9]+1);IF([.$G10]=[.N$1];([.M9]+0);([.M9]+1)))" office:value-type="float" office:value="6" calcext:value-type="float">
            <text:p>6</text:p>
          </table:table-cell>
          <table:table-cell table:formula="of:=MIN(([.N10]+1);([.O9]+1);IF([.$G10]=[.O$1];([.N9]+0);([.N9]+1)))" office:value-type="float" office:value="6" calcext:value-type="float">
            <text:p>6</text:p>
          </table:table-cell>
          <table:table-cell table:formula="of:=MIN(([.O10]+1);([.P9]+1);IF([.$G10]=[.P$1];([.O9]+0);([.O9]+1)))" office:value-type="float" office:value="6" calcext:value-type="float">
            <text:p>6</text:p>
          </table:table-cell>
          <table:table-cell table:formula="of:=MIN(([.P10]+1);([.Q9]+1);IF([.$G10]=[.Q$1];([.P9]+0);([.P9]+1)))" office:value-type="float" office:value="7" calcext:value-type="float">
            <text:p>7</text:p>
          </table:table-cell>
          <table:table-cell table:formula="of:=MIN(([.Q10]+1);([.R9]+1);IF([.$G10]=[.R$1];([.Q9]+0);([.Q9]+1)))" office:value-type="float" office:value="8" calcext:value-type="float">
            <text:p>8</text:p>
          </table:table-cell>
          <table:table-cell table:formula="of:=MIN(([.R10]+1);([.S9]+1);IF([.$G10]=[.S$1];([.R9]+0);([.R9]+1)))" office:value-type="float" office:value="9" calcext:value-type="float">
            <text:p>9</text:p>
          </table:table-cell>
          <table:table-cell table:formula="of:=MIN(([.S10]+1);([.T9]+1);IF([.$G10]=[.T$1];([.S9]+0);([.S9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5"/>
          <table:table-cell table:formula="of:=MID([.$C$4];[.H11];1)" office:value-type="string" office:string-value="f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MIN(([.H11]+1);([.I10]+1);IF([.$G11]=[.I$1];([.H10]+0);([.H10]+1)))" office:value-type="float" office:value="9" calcext:value-type="float">
            <text:p>9</text:p>
          </table:table-cell>
          <table:table-cell table:formula="of:=MIN(([.I11]+1);([.J10]+1);IF([.$G11]=[.J$1];([.I10]+0);([.I10]+1)))" office:value-type="float" office:value="8" calcext:value-type="float">
            <text:p>8</text:p>
          </table:table-cell>
          <table:table-cell table:formula="of:=MIN(([.J11]+1);([.K10]+1);IF([.$G11]=[.K$1];([.J10]+0);([.J10]+1)))" office:value-type="float" office:value="8" calcext:value-type="float">
            <text:p>8</text:p>
          </table:table-cell>
          <table:table-cell table:formula="of:=MIN(([.K11]+1);([.L10]+1);IF([.$G11]=[.L$1];([.K10]+0);([.K10]+1)))" office:value-type="float" office:value="7" calcext:value-type="float">
            <text:p>7</text:p>
          </table:table-cell>
          <table:table-cell table:formula="of:=MIN(([.L11]+1);([.M10]+1);IF([.$G11]=[.M$1];([.L10]+0);([.L10]+1)))" office:value-type="float" office:value="7" calcext:value-type="float">
            <text:p>7</text:p>
          </table:table-cell>
          <table:table-cell table:formula="of:=MIN(([.M11]+1);([.N10]+1);IF([.$G11]=[.N$1];([.M10]+0);([.M10]+1)))" office:value-type="float" office:value="7" calcext:value-type="float">
            <text:p>7</text:p>
          </table:table-cell>
          <table:table-cell table:formula="of:=MIN(([.N11]+1);([.O10]+1);IF([.$G11]=[.O$1];([.N10]+0);([.N10]+1)))" office:value-type="float" office:value="7" calcext:value-type="float">
            <text:p>7</text:p>
          </table:table-cell>
          <table:table-cell table:formula="of:=MIN(([.O11]+1);([.P10]+1);IF([.$G11]=[.P$1];([.O10]+0);([.O10]+1)))" office:value-type="float" office:value="7" calcext:value-type="float">
            <text:p>7</text:p>
          </table:table-cell>
          <table:table-cell table:formula="of:=MIN(([.P11]+1);([.Q10]+1);IF([.$G11]=[.Q$1];([.P10]+0);([.P10]+1)))" office:value-type="float" office:value="7" calcext:value-type="float">
            <text:p>7</text:p>
          </table:table-cell>
          <table:table-cell table:formula="of:=MIN(([.Q11]+1);([.R10]+1);IF([.$G11]=[.R$1];([.Q10]+0);([.Q10]+1)))" office:value-type="float" office:value="8" calcext:value-type="float">
            <text:p>8</text:p>
          </table:table-cell>
          <table:table-cell table:formula="of:=MIN(([.R11]+1);([.S10]+1);IF([.$G11]=[.S$1];([.R10]+0);([.R10]+1)))" office:value-type="float" office:value="9" calcext:value-type="float">
            <text:p>9</text:p>
          </table:table-cell>
          <table:table-cell table:formula="of:=MIN(([.S11]+1);([.T10]+1);IF([.$G11]=[.T$1];([.S10]+0);([.S10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12];1)" office:value-type="string" office:string-value=" 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MIN(([.H12]+1);([.I11]+1);IF([.$G12]=[.I$1];([.H11]+0);([.H11]+1)))" office:value-type="float" office:value="10" calcext:value-type="float">
            <text:p>10</text:p>
          </table:table-cell>
          <table:table-cell table:formula="of:=MIN(([.I12]+1);([.J11]+1);IF([.$G12]=[.J$1];([.I11]+0);([.I11]+1)))" office:value-type="float" office:value="9" calcext:value-type="float">
            <text:p>9</text:p>
          </table:table-cell>
          <table:table-cell table:formula="of:=MIN(([.J12]+1);([.K11]+1);IF([.$G12]=[.K$1];([.J11]+0);([.J11]+1)))" office:value-type="float" office:value="9" calcext:value-type="float">
            <text:p>9</text:p>
          </table:table-cell>
          <table:table-cell table:formula="of:=MIN(([.K12]+1);([.L11]+1);IF([.$G12]=[.L$1];([.K11]+0);([.K11]+1)))" office:value-type="float" office:value="8" calcext:value-type="float">
            <text:p>8</text:p>
          </table:table-cell>
          <table:table-cell table:formula="of:=MIN(([.L12]+1);([.M11]+1);IF([.$G12]=[.M$1];([.L11]+0);([.L11]+1)))" office:value-type="float" office:value="8" calcext:value-type="float">
            <text:p>8</text:p>
          </table:table-cell>
          <table:table-cell table:formula="of:=MIN(([.M12]+1);([.N11]+1);IF([.$G12]=[.N$1];([.M11]+0);([.M11]+1)))" office:value-type="float" office:value="8" calcext:value-type="float">
            <text:p>8</text:p>
          </table:table-cell>
          <table:table-cell table:formula="of:=MIN(([.N12]+1);([.O11]+1);IF([.$G12]=[.O$1];([.N11]+0);([.N11]+1)))" office:value-type="float" office:value="8" calcext:value-type="float">
            <text:p>8</text:p>
          </table:table-cell>
          <table:table-cell table:formula="of:=MIN(([.O12]+1);([.P11]+1);IF([.$G12]=[.P$1];([.O11]+0);([.O11]+1)))" office:value-type="float" office:value="8" calcext:value-type="float">
            <text:p>8</text:p>
          </table:table-cell>
          <table:table-cell table:formula="of:=MIN(([.P12]+1);([.Q11]+1);IF([.$G12]=[.Q$1];([.P11]+0);([.P11]+1)))" office:value-type="float" office:value="8" calcext:value-type="float">
            <text:p>8</text:p>
          </table:table-cell>
          <table:table-cell table:formula="of:=MIN(([.Q12]+1);([.R11]+1);IF([.$G12]=[.R$1];([.Q11]+0);([.Q11]+1)))" office:value-type="float" office:value="8" calcext:value-type="float">
            <text:p>8</text:p>
          </table:table-cell>
          <table:table-cell table:formula="of:=MIN(([.R12]+1);([.S11]+1);IF([.$G12]=[.S$1];([.R11]+0);([.R11]+1)))" office:value-type="float" office:value="9" calcext:value-type="float">
            <text:p>9</text:p>
          </table:table-cell>
          <table:table-cell table:formula="of:=MIN(([.S12]+1);([.T11]+1);IF([.$G12]=[.T$1];([.S11]+0);([.S11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13];1)" office:value-type="string" office:string-value="h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MIN(([.H13]+1);([.I12]+1);IF([.$G13]=[.I$1];([.H12]+0);([.H12]+1)))" office:value-type="float" office:value="10" calcext:value-type="float">
            <text:p>10</text:p>
          </table:table-cell>
          <table:table-cell table:formula="of:=MIN(([.I13]+1);([.J12]+1);IF([.$G13]=[.J$1];([.I12]+0);([.I12]+1)))" office:value-type="float" office:value="10" calcext:value-type="float">
            <text:p>10</text:p>
          </table:table-cell>
          <table:table-cell table:formula="of:=MIN(([.J13]+1);([.K12]+1);IF([.$G13]=[.K$1];([.J12]+0);([.J12]+1)))" office:value-type="float" office:value="10" calcext:value-type="float">
            <text:p>10</text:p>
          </table:table-cell>
          <table:table-cell table:formula="of:=MIN(([.K13]+1);([.L12]+1);IF([.$G13]=[.L$1];([.K12]+0);([.K12]+1)))" office:value-type="float" office:value="9" calcext:value-type="float">
            <text:p>9</text:p>
          </table:table-cell>
          <table:table-cell table:formula="of:=MIN(([.L13]+1);([.M12]+1);IF([.$G13]=[.M$1];([.L12]+0);([.L12]+1)))" office:value-type="float" office:value="9" calcext:value-type="float">
            <text:p>9</text:p>
          </table:table-cell>
          <table:table-cell table:formula="of:=MIN(([.M13]+1);([.N12]+1);IF([.$G13]=[.N$1];([.M12]+0);([.M12]+1)))" office:value-type="float" office:value="9" calcext:value-type="float">
            <text:p>9</text:p>
          </table:table-cell>
          <table:table-cell table:formula="of:=MIN(([.N13]+1);([.O12]+1);IF([.$G13]=[.O$1];([.N12]+0);([.N12]+1)))" office:value-type="float" office:value="9" calcext:value-type="float">
            <text:p>9</text:p>
          </table:table-cell>
          <table:table-cell table:formula="of:=MIN(([.O13]+1);([.P12]+1);IF([.$G13]=[.P$1];([.O12]+0);([.O12]+1)))" office:value-type="float" office:value="9" calcext:value-type="float">
            <text:p>9</text:p>
          </table:table-cell>
          <table:table-cell table:formula="of:=MIN(([.P13]+1);([.Q12]+1);IF([.$G13]=[.Q$1];([.P12]+0);([.P12]+1)))" office:value-type="float" office:value="9" calcext:value-type="float">
            <text:p>9</text:p>
          </table:table-cell>
          <table:table-cell table:formula="of:=MIN(([.Q13]+1);([.R12]+1);IF([.$G13]=[.R$1];([.Q12]+0);([.Q12]+1)))" office:value-type="float" office:value="9" calcext:value-type="float">
            <text:p>9</text:p>
          </table:table-cell>
          <table:table-cell table:formula="of:=MIN(([.R13]+1);([.S12]+1);IF([.$G13]=[.S$1];([.R12]+0);([.R12]+1)))" office:value-type="float" office:value="9" calcext:value-type="float">
            <text:p>9</text:p>
          </table:table-cell>
          <table:table-cell table:formula="of:=MIN(([.S13]+1);([.T12]+1);IF([.$G13]=[.T$1];([.S12]+0);([.S12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14];1)" office:value-type="string" office:string-value="a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MIN(([.H14]+1);([.I13]+1);IF([.$G14]=[.I$1];([.H13]+0);([.H13]+1)))" office:value-type="float" office:value="11" calcext:value-type="float">
            <text:p>11</text:p>
          </table:table-cell>
          <table:table-cell table:formula="of:=MIN(([.I14]+1);([.J13]+1);IF([.$G14]=[.J$1];([.I13]+0);([.I13]+1)))" office:value-type="float" office:value="10" calcext:value-type="float">
            <text:p>10</text:p>
          </table:table-cell>
          <table:table-cell table:formula="of:=MIN(([.J14]+1);([.K13]+1);IF([.$G14]=[.K$1];([.J13]+0);([.J13]+1)))" office:value-type="float" office:value="11" calcext:value-type="float">
            <text:p>11</text:p>
          </table:table-cell>
          <table:table-cell table:formula="of:=MIN(([.K14]+1);([.L13]+1);IF([.$G14]=[.L$1];([.K13]+0);([.K13]+1)))" office:value-type="float" office:value="10" calcext:value-type="float">
            <text:p>10</text:p>
          </table:table-cell>
          <table:table-cell table:formula="of:=MIN(([.L14]+1);([.M13]+1);IF([.$G14]=[.M$1];([.L13]+0);([.L13]+1)))" office:value-type="float" office:value="10" calcext:value-type="float">
            <text:p>10</text:p>
          </table:table-cell>
          <table:table-cell table:formula="of:=MIN(([.M14]+1);([.N13]+1);IF([.$G14]=[.N$1];([.M13]+0);([.M13]+1)))" office:value-type="float" office:value="10" calcext:value-type="float">
            <text:p>10</text:p>
          </table:table-cell>
          <table:table-cell table:formula="of:=MIN(([.N14]+1);([.O13]+1);IF([.$G14]=[.O$1];([.N13]+0);([.N13]+1)))" office:value-type="float" office:value="10" calcext:value-type="float">
            <text:p>10</text:p>
          </table:table-cell>
          <table:table-cell table:formula="of:=MIN(([.O14]+1);([.P13]+1);IF([.$G14]=[.P$1];([.O13]+0);([.O13]+1)))" office:value-type="float" office:value="10" calcext:value-type="float">
            <text:p>10</text:p>
          </table:table-cell>
          <table:table-cell table:formula="of:=MIN(([.P14]+1);([.Q13]+1);IF([.$G14]=[.Q$1];([.P13]+0);([.P13]+1)))" office:value-type="float" office:value="10" calcext:value-type="float">
            <text:p>10</text:p>
          </table:table-cell>
          <table:table-cell table:formula="of:=MIN(([.Q14]+1);([.R13]+1);IF([.$G14]=[.R$1];([.Q13]+0);([.Q13]+1)))" office:value-type="float" office:value="10" calcext:value-type="float">
            <text:p>10</text:p>
          </table:table-cell>
          <table:table-cell table:formula="of:=MIN(([.R14]+1);([.S13]+1);IF([.$G14]=[.S$1];([.R13]+0);([.R13]+1)))" office:value-type="float" office:value="10" calcext:value-type="float">
            <text:p>10</text:p>
          </table:table-cell>
          <table:table-cell table:formula="of:=MIN(([.S14]+1);([.T13]+1);IF([.$G14]=[.T$1];([.S13]+0);([.S13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15];1)" office:value-type="string" office:string-value="s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formula="of:=MIN(([.H15]+1);([.I14]+1);IF([.$G15]=[.I$1];([.H14]+0);([.H14]+1)))" office:value-type="float" office:value="12" calcext:value-type="float">
            <text:p>12</text:p>
          </table:table-cell>
          <table:table-cell table:formula="of:=MIN(([.I15]+1);([.J14]+1);IF([.$G15]=[.J$1];([.I14]+0);([.I14]+1)))" office:value-type="float" office:value="11" calcext:value-type="float">
            <text:p>11</text:p>
          </table:table-cell>
          <table:table-cell table:formula="of:=MIN(([.J15]+1);([.K14]+1);IF([.$G15]=[.K$1];([.J14]+0);([.J14]+1)))" office:value-type="float" office:value="10" calcext:value-type="float">
            <text:p>10</text:p>
          </table:table-cell>
          <table:table-cell table:formula="of:=MIN(([.K15]+1);([.L14]+1);IF([.$G15]=[.L$1];([.K14]+0);([.K14]+1)))" office:value-type="float" office:value="11" calcext:value-type="float">
            <text:p>11</text:p>
          </table:table-cell>
          <table:table-cell table:formula="of:=MIN(([.L15]+1);([.M14]+1);IF([.$G15]=[.M$1];([.L14]+0);([.L14]+1)))" office:value-type="float" office:value="11" calcext:value-type="float">
            <text:p>11</text:p>
          </table:table-cell>
          <table:table-cell table:formula="of:=MIN(([.M15]+1);([.N14]+1);IF([.$G15]=[.N$1];([.M14]+0);([.M14]+1)))" office:value-type="float" office:value="11" calcext:value-type="float">
            <text:p>11</text:p>
          </table:table-cell>
          <table:table-cell table:formula="of:=MIN(([.N15]+1);([.O14]+1);IF([.$G15]=[.O$1];([.N14]+0);([.N14]+1)))" office:value-type="float" office:value="11" calcext:value-type="float">
            <text:p>11</text:p>
          </table:table-cell>
          <table:table-cell table:formula="of:=MIN(([.O15]+1);([.P14]+1);IF([.$G15]=[.P$1];([.O14]+0);([.O14]+1)))" office:value-type="float" office:value="10" calcext:value-type="float">
            <text:p>10</text:p>
          </table:table-cell>
          <table:table-cell table:formula="of:=MIN(([.P15]+1);([.Q14]+1);IF([.$G15]=[.Q$1];([.P14]+0);([.P14]+1)))" office:value-type="float" office:value="11" calcext:value-type="float">
            <text:p>11</text:p>
          </table:table-cell>
          <table:table-cell table:formula="of:=MIN(([.Q15]+1);([.R14]+1);IF([.$G15]=[.R$1];([.Q14]+0);([.Q14]+1)))" office:value-type="float" office:value="11" calcext:value-type="float">
            <text:p>11</text:p>
          </table:table-cell>
          <table:table-cell table:formula="of:=MIN(([.R15]+1);([.S14]+1);IF([.$G15]=[.S$1];([.R14]+0);([.R14]+1)))" office:value-type="float" office:value="11" calcext:value-type="float">
            <text:p>11</text:p>
          </table:table-cell>
          <table:table-cell table:formula="of:=MIN(([.S15]+1);([.T14]+1);IF([.$G15]=[.T$1];([.S14]+0);([.S14]+1)))"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16];1)" office:value-type="string" office:string-value="t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table:formula="of:=MIN(([.H16]+1);([.I15]+1);IF([.$G16]=[.I$1];([.H15]+0);([.H15]+1)))" office:value-type="float" office:value="13" calcext:value-type="float">
            <text:p>13</text:p>
          </table:table-cell>
          <table:table-cell table:formula="of:=MIN(([.I16]+1);([.J15]+1);IF([.$G16]=[.J$1];([.I15]+0);([.I15]+1)))" office:value-type="float" office:value="12" calcext:value-type="float">
            <text:p>12</text:p>
          </table:table-cell>
          <table:table-cell table:formula="of:=MIN(([.J16]+1);([.K15]+1);IF([.$G16]=[.K$1];([.J15]+0);([.J15]+1)))" office:value-type="float" office:value="11" calcext:value-type="float">
            <text:p>11</text:p>
          </table:table-cell>
          <table:table-cell table:formula="of:=MIN(([.K16]+1);([.L15]+1);IF([.$G16]=[.L$1];([.K15]+0);([.K15]+1)))" office:value-type="float" office:value="10" calcext:value-type="float">
            <text:p>10</text:p>
          </table:table-cell>
          <table:table-cell table:formula="of:=MIN(([.L16]+1);([.M15]+1);IF([.$G16]=[.M$1];([.L15]+0);([.L15]+1)))" office:value-type="float" office:value="11" calcext:value-type="float">
            <text:p>11</text:p>
          </table:table-cell>
          <table:table-cell table:formula="of:=MIN(([.M16]+1);([.N15]+1);IF([.$G16]=[.N$1];([.M15]+0);([.M15]+1)))" office:value-type="float" office:value="12" calcext:value-type="float">
            <text:p>12</text:p>
          </table:table-cell>
          <table:table-cell table:formula="of:=MIN(([.N16]+1);([.O15]+1);IF([.$G16]=[.O$1];([.N15]+0);([.N15]+1)))" office:value-type="float" office:value="12" calcext:value-type="float">
            <text:p>12</text:p>
          </table:table-cell>
          <table:table-cell table:formula="of:=MIN(([.O16]+1);([.P15]+1);IF([.$G16]=[.P$1];([.O15]+0);([.O15]+1)))" office:value-type="float" office:value="11" calcext:value-type="float">
            <text:p>11</text:p>
          </table:table-cell>
          <table:table-cell table:formula="of:=MIN(([.P16]+1);([.Q15]+1);IF([.$G16]=[.Q$1];([.P15]+0);([.P15]+1)))" office:value-type="float" office:value="11" calcext:value-type="float">
            <text:p>11</text:p>
          </table:table-cell>
          <table:table-cell table:formula="of:=MIN(([.Q16]+1);([.R15]+1);IF([.$G16]=[.R$1];([.Q15]+0);([.Q15]+1)))" office:value-type="float" office:value="12" calcext:value-type="float">
            <text:p>12</text:p>
          </table:table-cell>
          <table:table-cell table:formula="of:=MIN(([.R16]+1);([.S15]+1);IF([.$G16]=[.S$1];([.R15]+0);([.R15]+1)))" office:value-type="float" office:value="12" calcext:value-type="float">
            <text:p>12</text:p>
          </table:table-cell>
          <table:table-cell table:formula="of:=MIN(([.S16]+1);([.T15]+1);IF([.$G16]=[.T$1];([.S15]+0);([.S15]+1))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17];1)" office:value-type="string" office:string-value="i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table:formula="of:=MIN(([.H17]+1);([.I16]+1);IF([.$G17]=[.I$1];([.H16]+0);([.H16]+1)))" office:value-type="float" office:value="14" calcext:value-type="float">
            <text:p>14</text:p>
          </table:table-cell>
          <table:table-cell table:formula="of:=MIN(([.I17]+1);([.J16]+1);IF([.$G17]=[.J$1];([.I16]+0);([.I16]+1)))" office:value-type="float" office:value="13" calcext:value-type="float">
            <text:p>13</text:p>
          </table:table-cell>
          <table:table-cell table:formula="of:=MIN(([.J17]+1);([.K16]+1);IF([.$G17]=[.K$1];([.J16]+0);([.J16]+1)))" office:value-type="float" office:value="12" calcext:value-type="float">
            <text:p>12</text:p>
          </table:table-cell>
          <table:table-cell table:formula="of:=MIN(([.K17]+1);([.L16]+1);IF([.$G17]=[.L$1];([.K16]+0);([.K16]+1)))" office:value-type="float" office:value="11" calcext:value-type="float">
            <text:p>11</text:p>
          </table:table-cell>
          <table:table-cell table:formula="of:=MIN(([.L17]+1);([.M16]+1);IF([.$G17]=[.M$1];([.L16]+0);([.L16]+1)))" office:value-type="float" office:value="10" calcext:value-type="float">
            <text:p>10</text:p>
          </table:table-cell>
          <table:table-cell table:formula="of:=MIN(([.M17]+1);([.N16]+1);IF([.$G17]=[.N$1];([.M16]+0);([.M16]+1)))" office:value-type="float" office:value="11" calcext:value-type="float">
            <text:p>11</text:p>
          </table:table-cell>
          <table:table-cell table:formula="of:=MIN(([.N17]+1);([.O16]+1);IF([.$G17]=[.O$1];([.N16]+0);([.N16]+1)))" office:value-type="float" office:value="12" calcext:value-type="float">
            <text:p>12</text:p>
          </table:table-cell>
          <table:table-cell table:formula="of:=MIN(([.O17]+1);([.P16]+1);IF([.$G17]=[.P$1];([.O16]+0);([.O16]+1)))" office:value-type="float" office:value="12" calcext:value-type="float">
            <text:p>12</text:p>
          </table:table-cell>
          <table:table-cell table:formula="of:=MIN(([.P17]+1);([.Q16]+1);IF([.$G17]=[.Q$1];([.P16]+0);([.P16]+1)))" office:value-type="float" office:value="12" calcext:value-type="float">
            <text:p>12</text:p>
          </table:table-cell>
          <table:table-cell table:formula="of:=MIN(([.Q17]+1);([.R16]+1);IF([.$G17]=[.R$1];([.Q16]+0);([.Q16]+1)))" office:value-type="float" office:value="12" calcext:value-type="float">
            <text:p>12</text:p>
          </table:table-cell>
          <table:table-cell table:formula="of:=MIN(([.R17]+1);([.S16]+1);IF([.$G17]=[.S$1];([.R16]+0);([.R16]+1)))" office:value-type="float" office:value="13" calcext:value-type="float">
            <text:p>13</text:p>
          </table:table-cell>
          <table:table-cell table:formula="of:=MIN(([.S17]+1);([.T16]+1);IF([.$G17]=[.T$1];([.S16]+0);([.S16]+1)))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18];1)" office:value-type="string" office:string-value="n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formula="of:=MIN(([.H18]+1);([.I17]+1);IF([.$G18]=[.I$1];([.H17]+0);([.H17]+1)))" office:value-type="float" office:value="15" calcext:value-type="float">
            <text:p>15</text:p>
          </table:table-cell>
          <table:table-cell table:formula="of:=MIN(([.I18]+1);([.J17]+1);IF([.$G18]=[.J$1];([.I17]+0);([.I17]+1)))" office:value-type="float" office:value="14" calcext:value-type="float">
            <text:p>14</text:p>
          </table:table-cell>
          <table:table-cell table:formula="of:=MIN(([.J18]+1);([.K17]+1);IF([.$G18]=[.K$1];([.J17]+0);([.J17]+1)))" office:value-type="float" office:value="13" calcext:value-type="float">
            <text:p>13</text:p>
          </table:table-cell>
          <table:table-cell table:formula="of:=MIN(([.K18]+1);([.L17]+1);IF([.$G18]=[.L$1];([.K17]+0);([.K17]+1)))" office:value-type="float" office:value="12" calcext:value-type="float">
            <text:p>12</text:p>
          </table:table-cell>
          <table:table-cell table:formula="of:=MIN(([.L18]+1);([.M17]+1);IF([.$G18]=[.M$1];([.L17]+0);([.L17]+1)))" office:value-type="float" office:value="11" calcext:value-type="float">
            <text:p>11</text:p>
          </table:table-cell>
          <table:table-cell table:formula="of:=MIN(([.M18]+1);([.N17]+1);IF([.$G18]=[.N$1];([.M17]+0);([.M17]+1)))" office:value-type="float" office:value="10" calcext:value-type="float">
            <text:p>10</text:p>
          </table:table-cell>
          <table:table-cell table:formula="of:=MIN(([.N18]+1);([.O17]+1);IF([.$G18]=[.O$1];([.N17]+0);([.N17]+1)))" office:value-type="float" office:value="11" calcext:value-type="float">
            <text:p>11</text:p>
          </table:table-cell>
          <table:table-cell table:formula="of:=MIN(([.O18]+1);([.P17]+1);IF([.$G18]=[.P$1];([.O17]+0);([.O17]+1)))" office:value-type="float" office:value="12" calcext:value-type="float">
            <text:p>12</text:p>
          </table:table-cell>
          <table:table-cell table:formula="of:=MIN(([.P18]+1);([.Q17]+1);IF([.$G18]=[.Q$1];([.P17]+0);([.P17]+1)))" office:value-type="float" office:value="13" calcext:value-type="float">
            <text:p>13</text:p>
          </table:table-cell>
          <table:table-cell table:formula="of:=MIN(([.Q18]+1);([.R17]+1);IF([.$G18]=[.R$1];([.Q17]+0);([.Q17]+1)))" office:value-type="float" office:value="13" calcext:value-type="float">
            <text:p>13</text:p>
          </table:table-cell>
          <table:table-cell table:formula="of:=MIN(([.R18]+1);([.S17]+1);IF([.$G18]=[.S$1];([.R17]+0);([.R17]+1)))" office:value-type="float" office:value="13" calcext:value-type="float">
            <text:p>13</text:p>
          </table:table-cell>
          <table:table-cell table:formula="of:=MIN(([.S18]+1);([.T17]+1);IF([.$G18]=[.T$1];([.S17]+0);([.S17]+1)))"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19];1)" office:value-type="string" office:string-value="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table:formula="of:=MIN(([.H19]+1);([.I18]+1);IF([.$G19]=[.I$1];([.H18]+0);([.H18]+1)))" office:value-type="float" office:value="16" calcext:value-type="float">
            <text:p>16</text:p>
          </table:table-cell>
          <table:table-cell table:formula="of:=MIN(([.I19]+1);([.J18]+1);IF([.$G19]=[.J$1];([.I18]+0);([.I18]+1)))" office:value-type="float" office:value="15" calcext:value-type="float">
            <text:p>15</text:p>
          </table:table-cell>
          <table:table-cell table:formula="of:=MIN(([.J19]+1);([.K18]+1);IF([.$G19]=[.K$1];([.J18]+0);([.J18]+1)))" office:value-type="float" office:value="14" calcext:value-type="float">
            <text:p>14</text:p>
          </table:table-cell>
          <table:table-cell table:formula="of:=MIN(([.K19]+1);([.L18]+1);IF([.$G19]=[.L$1];([.K18]+0);([.K18]+1)))" office:value-type="float" office:value="13" calcext:value-type="float">
            <text:p>13</text:p>
          </table:table-cell>
          <table:table-cell table:formula="of:=MIN(([.L19]+1);([.M18]+1);IF([.$G19]=[.M$1];([.L18]+0);([.L18]+1)))" office:value-type="float" office:value="12" calcext:value-type="float">
            <text:p>12</text:p>
          </table:table-cell>
          <table:table-cell table:formula="of:=MIN(([.M19]+1);([.N18]+1);IF([.$G19]=[.N$1];([.M18]+0);([.M18]+1)))" office:value-type="float" office:value="11" calcext:value-type="float">
            <text:p>11</text:p>
          </table:table-cell>
          <table:table-cell table:formula="of:=MIN(([.N19]+1);([.O18]+1);IF([.$G19]=[.O$1];([.N18]+0);([.N18]+1)))" office:value-type="float" office:value="10" calcext:value-type="float">
            <text:p>10</text:p>
          </table:table-cell>
          <table:table-cell table:formula="of:=MIN(([.O19]+1);([.P18]+1);IF([.$G19]=[.P$1];([.O18]+0);([.O18]+1)))" office:value-type="float" office:value="11" calcext:value-type="float">
            <text:p>11</text:p>
          </table:table-cell>
          <table:table-cell table:formula="of:=MIN(([.P19]+1);([.Q18]+1);IF([.$G19]=[.Q$1];([.P18]+0);([.P18]+1)))" office:value-type="float" office:value="12" calcext:value-type="float">
            <text:p>12</text:p>
          </table:table-cell>
          <table:table-cell table:formula="of:=MIN(([.Q19]+1);([.R18]+1);IF([.$G19]=[.R$1];([.Q18]+0);([.Q18]+1)))" office:value-type="float" office:value="13" calcext:value-type="float">
            <text:p>13</text:p>
          </table:table-cell>
          <table:table-cell table:formula="of:=MIN(([.R19]+1);([.S18]+1);IF([.$G19]=[.S$1];([.R18]+0);([.R18]+1)))" office:value-type="float" office:value="14" calcext:value-type="float">
            <text:p>14</text:p>
          </table:table-cell>
          <table:table-cell table:formula="of:=MIN(([.S19]+1);([.T18]+1);IF([.$G19]=[.T$1];([.S18]+0);([.S18]+1)))"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20];1)" office:value-type="string" office:string-value="s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table:formula="of:=MIN(([.H20]+1);([.I19]+1);IF([.$G20]=[.I$1];([.H19]+0);([.H19]+1)))" office:value-type="float" office:value="17" calcext:value-type="float">
            <text:p>17</text:p>
          </table:table-cell>
          <table:table-cell table:formula="of:=MIN(([.I20]+1);([.J19]+1);IF([.$G20]=[.J$1];([.I19]+0);([.I19]+1)))" office:value-type="float" office:value="16" calcext:value-type="float">
            <text:p>16</text:p>
          </table:table-cell>
          <table:table-cell table:formula="of:=MIN(([.J20]+1);([.K19]+1);IF([.$G20]=[.K$1];([.J19]+0);([.J19]+1)))" office:value-type="float" office:value="15" calcext:value-type="float">
            <text:p>15</text:p>
          </table:table-cell>
          <table:table-cell table:formula="of:=MIN(([.K20]+1);([.L19]+1);IF([.$G20]=[.L$1];([.K19]+0);([.K19]+1)))" office:value-type="float" office:value="14" calcext:value-type="float">
            <text:p>14</text:p>
          </table:table-cell>
          <table:table-cell table:formula="of:=MIN(([.L20]+1);([.M19]+1);IF([.$G20]=[.M$1];([.L19]+0);([.L19]+1)))" office:value-type="float" office:value="13" calcext:value-type="float">
            <text:p>13</text:p>
          </table:table-cell>
          <table:table-cell table:formula="of:=MIN(([.M20]+1);([.N19]+1);IF([.$G20]=[.N$1];([.M19]+0);([.M19]+1)))" office:value-type="float" office:value="12" calcext:value-type="float">
            <text:p>12</text:p>
          </table:table-cell>
          <table:table-cell table:formula="of:=MIN(([.N20]+1);([.O19]+1);IF([.$G20]=[.O$1];([.N19]+0);([.N19]+1)))" office:value-type="float" office:value="11" calcext:value-type="float">
            <text:p>11</text:p>
          </table:table-cell>
          <table:table-cell table:formula="of:=MIN(([.O20]+1);([.P19]+1);IF([.$G20]=[.P$1];([.O19]+0);([.O19]+1)))" office:value-type="float" office:value="10" calcext:value-type="float">
            <text:p>10</text:p>
          </table:table-cell>
          <table:table-cell table:formula="of:=MIN(([.P20]+1);([.Q19]+1);IF([.$G20]=[.Q$1];([.P19]+0);([.P19]+1)))" office:value-type="float" office:value="11" calcext:value-type="float">
            <text:p>11</text:p>
          </table:table-cell>
          <table:table-cell table:formula="of:=MIN(([.Q20]+1);([.R19]+1);IF([.$G20]=[.R$1];([.Q19]+0);([.Q19]+1)))" office:value-type="float" office:value="12" calcext:value-type="float">
            <text:p>12</text:p>
          </table:table-cell>
          <table:table-cell table:formula="of:=MIN(([.R20]+1);([.S19]+1);IF([.$G20]=[.S$1];([.R19]+0);([.R19]+1)))" office:value-type="float" office:value="13" calcext:value-type="float">
            <text:p>13</text:p>
          </table:table-cell>
          <table:table-cell table:formula="of:=MIN(([.S20]+1);([.T19]+1);IF([.$G20]=[.T$1];([.S19]+0);([.S19]+1)))"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2" table:formula="of:=MID([.$C$4];[.H21];1)">
            <text:p/>
          </table:table-cell>
          <table:table-cell office:value-type="float" office:value="19" calcext:value-type="float">
            <text:p>19</text:p>
          </table:table-cell>
          <table:table-cell table:formula="of:=MIN(([.H21]+1);([.I20]+1);IF([.$G21]=[.I$1];([.H20]+0);([.H20]+1)))" office:value-type="float" office:value="18" calcext:value-type="float">
            <text:p>18</text:p>
          </table:table-cell>
          <table:table-cell table:formula="of:=MIN(([.I21]+1);([.J20]+1);IF([.$G21]=[.J$1];([.I20]+0);([.I20]+1)))" office:value-type="float" office:value="17" calcext:value-type="float">
            <text:p>17</text:p>
          </table:table-cell>
          <table:table-cell table:formula="of:=MIN(([.J21]+1);([.K20]+1);IF([.$G21]=[.K$1];([.J20]+0);([.J20]+1)))" office:value-type="float" office:value="16" calcext:value-type="float">
            <text:p>16</text:p>
          </table:table-cell>
          <table:table-cell table:formula="of:=MIN(([.K21]+1);([.L20]+1);IF([.$G21]=[.L$1];([.K20]+0);([.K20]+1)))" office:value-type="float" office:value="15" calcext:value-type="float">
            <text:p>15</text:p>
          </table:table-cell>
          <table:table-cell table:formula="of:=MIN(([.L21]+1);([.M20]+1);IF([.$G21]=[.M$1];([.L20]+0);([.L20]+1)))" office:value-type="float" office:value="14" calcext:value-type="float">
            <text:p>14</text:p>
          </table:table-cell>
          <table:table-cell table:formula="of:=MIN(([.M21]+1);([.N20]+1);IF([.$G21]=[.N$1];([.M20]+0);([.M20]+1)))" office:value-type="float" office:value="13" calcext:value-type="float">
            <text:p>13</text:p>
          </table:table-cell>
          <table:table-cell table:formula="of:=MIN(([.N21]+1);([.O20]+1);IF([.$G21]=[.O$1];([.N20]+0);([.N20]+1)))" office:value-type="float" office:value="12" calcext:value-type="float">
            <text:p>12</text:p>
          </table:table-cell>
          <table:table-cell table:formula="of:=MIN(([.O21]+1);([.P20]+1);IF([.$G21]=[.P$1];([.O20]+0);([.O20]+1)))" office:value-type="float" office:value="11" calcext:value-type="float">
            <text:p>11</text:p>
          </table:table-cell>
          <table:table-cell table:formula="of:=MIN(([.P21]+1);([.Q20]+1);IF([.$G21]=[.Q$1];([.P20]+0);([.P20]+1)))" office:value-type="float" office:value="10" calcext:value-type="float">
            <text:p>10</text:p>
          </table:table-cell>
          <table:table-cell table:formula="of:=MIN(([.Q21]+1);([.R20]+1);IF([.$G21]=[.R$1];([.Q20]+0);([.Q20]+1)))" office:value-type="float" office:value="11" calcext:value-type="float">
            <text:p>11</text:p>
          </table:table-cell>
          <table:table-cell table:formula="of:=MIN(([.R21]+1);([.S20]+1);IF([.$G21]=[.S$1];([.R20]+0);([.R20]+1)))" office:value-type="float" office:value="12" calcext:value-type="float">
            <text:p>12</text:p>
          </table:table-cell>
          <table:table-cell table:formula="of:=MIN(([.S21]+1);([.T20]+1);IF([.$G21]=[.T$1];([.S20]+0);([.S20]+1)))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22];1)">
            <text:p/>
          </table:table-cell>
          <table:table-cell office:value-type="float" office:value="20" calcext:value-type="float">
            <text:p>20</text:p>
          </table:table-cell>
          <table:table-cell table:formula="of:=MIN(([.H22]+1);([.I21]+1);IF([.$G22]=[.I$1];([.H21]+0);([.H21]+1)))" office:value-type="float" office:value="19" calcext:value-type="float">
            <text:p>19</text:p>
          </table:table-cell>
          <table:table-cell table:formula="of:=MIN(([.I22]+1);([.J21]+1);IF([.$G22]=[.J$1];([.I21]+0);([.I21]+1)))" office:value-type="float" office:value="18" calcext:value-type="float">
            <text:p>18</text:p>
          </table:table-cell>
          <table:table-cell table:formula="of:=MIN(([.J22]+1);([.K21]+1);IF([.$G22]=[.K$1];([.J21]+0);([.J21]+1)))" office:value-type="float" office:value="17" calcext:value-type="float">
            <text:p>17</text:p>
          </table:table-cell>
          <table:table-cell table:formula="of:=MIN(([.K22]+1);([.L21]+1);IF([.$G22]=[.L$1];([.K21]+0);([.K21]+1)))" office:value-type="float" office:value="16" calcext:value-type="float">
            <text:p>16</text:p>
          </table:table-cell>
          <table:table-cell table:formula="of:=MIN(([.L22]+1);([.M21]+1);IF([.$G22]=[.M$1];([.L21]+0);([.L21]+1)))" office:value-type="float" office:value="15" calcext:value-type="float">
            <text:p>15</text:p>
          </table:table-cell>
          <table:table-cell table:formula="of:=MIN(([.M22]+1);([.N21]+1);IF([.$G22]=[.N$1];([.M21]+0);([.M21]+1)))" office:value-type="float" office:value="14" calcext:value-type="float">
            <text:p>14</text:p>
          </table:table-cell>
          <table:table-cell table:formula="of:=MIN(([.N22]+1);([.O21]+1);IF([.$G22]=[.O$1];([.N21]+0);([.N21]+1)))" office:value-type="float" office:value="13" calcext:value-type="float">
            <text:p>13</text:p>
          </table:table-cell>
          <table:table-cell table:formula="of:=MIN(([.O22]+1);([.P21]+1);IF([.$G22]=[.P$1];([.O21]+0);([.O21]+1)))" office:value-type="float" office:value="12" calcext:value-type="float">
            <text:p>12</text:p>
          </table:table-cell>
          <table:table-cell table:formula="of:=MIN(([.P22]+1);([.Q21]+1);IF([.$G22]=[.Q$1];([.P21]+0);([.P21]+1)))" office:value-type="float" office:value="11" calcext:value-type="float">
            <text:p>11</text:p>
          </table:table-cell>
          <table:table-cell table:formula="of:=MIN(([.Q22]+1);([.R21]+1);IF([.$G22]=[.R$1];([.Q21]+0);([.Q21]+1)))" office:value-type="float" office:value="10" calcext:value-type="float">
            <text:p>10</text:p>
          </table:table-cell>
          <table:table-cell table:formula="of:=MIN(([.R22]+1);([.S21]+1);IF([.$G22]=[.S$1];([.R21]+0);([.R21]+1)))" office:value-type="float" office:value="11" calcext:value-type="float">
            <text:p>11</text:p>
          </table:table-cell>
          <table:table-cell table:formula="of:=MIN(([.S22]+1);([.T21]+1);IF([.$G22]=[.T$1];([.S21]+0);([.S21]+1))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23];1)">
            <text:p/>
          </table:table-cell>
          <table:table-cell office:value-type="float" office:value="21" calcext:value-type="float">
            <text:p>21</text:p>
          </table:table-cell>
          <table:table-cell table:formula="of:=MIN(([.H23]+1);([.I22]+1);IF([.$G23]=[.I$1];([.H22]+0);([.H22]+1)))" office:value-type="float" office:value="20" calcext:value-type="float">
            <text:p>20</text:p>
          </table:table-cell>
          <table:table-cell table:formula="of:=MIN(([.I23]+1);([.J22]+1);IF([.$G23]=[.J$1];([.I22]+0);([.I22]+1)))" office:value-type="float" office:value="19" calcext:value-type="float">
            <text:p>19</text:p>
          </table:table-cell>
          <table:table-cell table:formula="of:=MIN(([.J23]+1);([.K22]+1);IF([.$G23]=[.K$1];([.J22]+0);([.J22]+1)))" office:value-type="float" office:value="18" calcext:value-type="float">
            <text:p>18</text:p>
          </table:table-cell>
          <table:table-cell table:formula="of:=MIN(([.K23]+1);([.L22]+1);IF([.$G23]=[.L$1];([.K22]+0);([.K22]+1)))" office:value-type="float" office:value="17" calcext:value-type="float">
            <text:p>17</text:p>
          </table:table-cell>
          <table:table-cell table:formula="of:=MIN(([.L23]+1);([.M22]+1);IF([.$G23]=[.M$1];([.L22]+0);([.L22]+1)))" office:value-type="float" office:value="16" calcext:value-type="float">
            <text:p>16</text:p>
          </table:table-cell>
          <table:table-cell table:formula="of:=MIN(([.M23]+1);([.N22]+1);IF([.$G23]=[.N$1];([.M22]+0);([.M22]+1)))" office:value-type="float" office:value="15" calcext:value-type="float">
            <text:p>15</text:p>
          </table:table-cell>
          <table:table-cell table:formula="of:=MIN(([.N23]+1);([.O22]+1);IF([.$G23]=[.O$1];([.N22]+0);([.N22]+1)))" office:value-type="float" office:value="14" calcext:value-type="float">
            <text:p>14</text:p>
          </table:table-cell>
          <table:table-cell table:formula="of:=MIN(([.O23]+1);([.P22]+1);IF([.$G23]=[.P$1];([.O22]+0);([.O22]+1)))" office:value-type="float" office:value="13" calcext:value-type="float">
            <text:p>13</text:p>
          </table:table-cell>
          <table:table-cell table:formula="of:=MIN(([.P23]+1);([.Q22]+1);IF([.$G23]=[.Q$1];([.P22]+0);([.P22]+1)))" office:value-type="float" office:value="12" calcext:value-type="float">
            <text:p>12</text:p>
          </table:table-cell>
          <table:table-cell table:formula="of:=MIN(([.Q23]+1);([.R22]+1);IF([.$G23]=[.R$1];([.Q22]+0);([.Q22]+1)))" office:value-type="float" office:value="11" calcext:value-type="float">
            <text:p>11</text:p>
          </table:table-cell>
          <table:table-cell table:formula="of:=MIN(([.R23]+1);([.S22]+1);IF([.$G23]=[.S$1];([.R22]+0);([.R22]+1)))" office:value-type="float" office:value="10" calcext:value-type="float">
            <text:p>10</text:p>
          </table:table-cell>
          <table:table-cell table:formula="of:=MIN(([.S23]+1);([.T22]+1);IF([.$G23]=[.T$1];([.S22]+0);([.S22]+1)))"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24];1)">
            <text:p/>
          </table:table-cell>
          <table:table-cell office:value-type="float" office:value="22" calcext:value-type="float">
            <text:p>22</text:p>
          </table:table-cell>
          <table:table-cell table:formula="of:=MIN(([.H24]+1);([.I23]+1);IF([.$G24]=[.I$1];([.H23]+0);([.H23]+1)))" office:value-type="float" office:value="21" calcext:value-type="float">
            <text:p>21</text:p>
          </table:table-cell>
          <table:table-cell table:formula="of:=MIN(([.I24]+1);([.J23]+1);IF([.$G24]=[.J$1];([.I23]+0);([.I23]+1)))" office:value-type="float" office:value="20" calcext:value-type="float">
            <text:p>20</text:p>
          </table:table-cell>
          <table:table-cell table:formula="of:=MIN(([.J24]+1);([.K23]+1);IF([.$G24]=[.K$1];([.J23]+0);([.J23]+1)))" office:value-type="float" office:value="19" calcext:value-type="float">
            <text:p>19</text:p>
          </table:table-cell>
          <table:table-cell table:formula="of:=MIN(([.K24]+1);([.L23]+1);IF([.$G24]=[.L$1];([.K23]+0);([.K23]+1)))" office:value-type="float" office:value="18" calcext:value-type="float">
            <text:p>18</text:p>
          </table:table-cell>
          <table:table-cell table:formula="of:=MIN(([.L24]+1);([.M23]+1);IF([.$G24]=[.M$1];([.L23]+0);([.L23]+1)))" office:value-type="float" office:value="17" calcext:value-type="float">
            <text:p>17</text:p>
          </table:table-cell>
          <table:table-cell table:formula="of:=MIN(([.M24]+1);([.N23]+1);IF([.$G24]=[.N$1];([.M23]+0);([.M23]+1)))" office:value-type="float" office:value="16" calcext:value-type="float">
            <text:p>16</text:p>
          </table:table-cell>
          <table:table-cell table:formula="of:=MIN(([.N24]+1);([.O23]+1);IF([.$G24]=[.O$1];([.N23]+0);([.N23]+1)))" office:value-type="float" office:value="15" calcext:value-type="float">
            <text:p>15</text:p>
          </table:table-cell>
          <table:table-cell table:formula="of:=MIN(([.O24]+1);([.P23]+1);IF([.$G24]=[.P$1];([.O23]+0);([.O23]+1)))" office:value-type="float" office:value="14" calcext:value-type="float">
            <text:p>14</text:p>
          </table:table-cell>
          <table:table-cell table:formula="of:=MIN(([.P24]+1);([.Q23]+1);IF([.$G24]=[.Q$1];([.P23]+0);([.P23]+1)))" office:value-type="float" office:value="13" calcext:value-type="float">
            <text:p>13</text:p>
          </table:table-cell>
          <table:table-cell table:formula="of:=MIN(([.Q24]+1);([.R23]+1);IF([.$G24]=[.R$1];([.Q23]+0);([.Q23]+1)))" office:value-type="float" office:value="12" calcext:value-type="float">
            <text:p>12</text:p>
          </table:table-cell>
          <table:table-cell table:formula="of:=MIN(([.R24]+1);([.S23]+1);IF([.$G24]=[.S$1];([.R23]+0);([.R23]+1)))" office:value-type="float" office:value="11" calcext:value-type="float">
            <text:p>11</text:p>
          </table:table-cell>
          <table:table-cell table:formula="of:=MIN(([.S24]+1);([.T23]+1);IF([.$G24]=[.T$1];([.S23]+0);([.S23]+1))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MID([.$C$4];[.H25];1)" office:value-type="string" office:string-value="" calcext:value-type="error">
            <text:p>Err:522</text:p>
          </table:table-cell>
          <table:table-cell table:style-name="ce2" table:formula="of:=IF([.G25]=&quot;&quot;;[.H24]+1;&quot;&quot;)" office:value-type="string" office:string-value="" calcext:value-type="error">
            <text:p>Err:522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5:17:47.72608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5T12:45:50.589495400</meta:creation-date>
    <dc:date>2026-03-05T16:00:50.536502000</dc:date>
    <meta:editing-duration>PT53M4S</meta:editing-duration>
    <meta:editing-cycles>2</meta:editing-cycles>
    <meta:generator>LibreOffice/25.2.4.3$MacOSX_X86_64 LibreOffice_project/33e196637044ead23f5c3226cde09b47731f7e27</meta:generator>
    <meta:document-statistic meta:table-count="2" meta:cell-count="550" meta:object-count="0"/>
  </office:meta>
</office:document-meta>
</file>